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19/" manifest:media-type="application/vnd.oasis.opendocument.chart"/>
  <manifest:file-entry manifest:full-path="Object 2/" manifest:media-type="application/vnd.oasis.opendocument.chart"/>
  <manifest:file-entry manifest:full-path="Object 20/" manifest:media-type="application/vnd.oasis.opendocument.chart"/>
  <manifest:file-entry manifest:full-path="Object 21/" manifest:media-type="application/vnd.oasis.opendocument.chart"/>
  <manifest:file-entry manifest:full-path="Object 22/" manifest:media-type="application/vnd.oasis.opendocument.chart"/>
  <manifest:file-entry manifest:full-path="Object 23/" manifest:media-type="application/vnd.oasis.opendocument.chart"/>
  <manifest:file-entry manifest:full-path="Object 24/" manifest:media-type="application/vnd.oasis.opendocument.chart"/>
  <manifest:file-entry manifest:full-path="Object 25/" manifest:media-type="application/vnd.oasis.opendocument.chart"/>
  <manifest:file-entry manifest:full-path="Object 26/" manifest:media-type="application/vnd.oasis.opendocument.chart"/>
  <manifest:file-entry manifest:full-path="Object 27/" manifest:media-type="application/vnd.oasis.opendocument.chart"/>
  <manifest:file-entry manifest:full-path="Object 28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4/styles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6/styles.xml" manifest:media-type="text/xml"/>
  <manifest:file-entry manifest:full-path="Object 26/content.xml" manifest:media-type="text/xml"/>
  <manifest:file-entry manifest:full-path="Object 27/styles.xml" manifest:media-type="text/xml"/>
  <manifest:file-entry manifest:full-path="Object 27/content.xml" manifest:media-type="text/xml"/>
  <manifest:file-entry manifest:full-path="Object 28/styles.xml" manifest:media-type="text/xml"/>
  <manifest:file-entry manifest:full-path="Object 28/content.xml" manifest:media-type="text/xml"/>
  <manifest:file-entry manifest:full-path="Object 29/styles.xml" manifest:media-type="text/xml"/>
  <manifest:file-entry manifest:full-path="Object 29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0">
      <style:text-properties fo:color="#C00000"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6" style:family="table-cell" style:parent-style-name="Default" style:data-style-name="N0">
      <style:text-properties fo:color="#C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2.43416666666667cm"/>
    </style:style>
    <style:style style:name="co2" style:family="table-column">
      <style:table-column-properties fo:break-before="auto" style:column-width="3.33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3.12208333333333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64583333333333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  <style:style style:family="graphic" style:name="a27">
      <style:graphic-properties/>
    </style:style>
    <style:style style:family="graphic" style:name="a28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19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number-columns-repeated="16360" table:default-cell-style-name="ce1"/>
        <table:table-row table:style-name="ro1">
          <table:table-cell office:value-type="string" table:style-name="ce2">
            <text:p>FP.6 : Performance Evaluation 2 (Brute Force)</text:p>
          </table:table-cell>
          <table:table-cell table:number-columns-repeated="5" table:style-name="ce3"/>
          <table:table-cell office:value-type="string" table:style-name="ce5">
            <text:p>3rd_Best</text:p>
          </table:table-cell>
          <table:table-cell table:number-columns-repeated="13" table:style-name="ce3"/>
          <table:table-cell office:value-type="string" table:style-name="ce2">
            <text:p>FP.6 : Performance Evaluation 2 (FLANN)</text:p>
          </table:table-cell>
          <table:table-cell table:number-columns-repeated="4" table:style-name="ce3"/>
          <table:table-cell table:style-name="ce3">
            <draw:frame draw:z-index="26" draw:id="id25" draw:style-name="a25" draw:name="Chart 27" svg:x="0in" svg:y="0.15625in" svg:width="7.14583in" svg:height="4.27083in" style:rel-width="scale" style:rel-height="scale">
              <draw:object xlink:href="Object 26/" xlink:type="simple" xlink:show="embed" xlink:actuate="onLoad"/>
              <svg:title/>
              <svg:desc/>
            </draw:frame>
          </table:table-cell>
          <table:table-cell table:number-columns-repeated="16358" table:style-name="ce3"/>
        </table:table-row>
        <table:table-row table:style-name="ro2">
          <table:table-cell office:value-type="string" table:style-name="ce3">
            <text:p>Images</text:p>
          </table:table-cell>
          <table:table-cell office:value-type="string" table:style-name="ce3">
            <text:p>Detect/Descript</text:p>
          </table:table-cell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" draw:id="id0" draw:style-name="a0" draw:name="Chart 3" svg:x="0.13542in" svg:y="0.16667in" svg:width="9.125in" svg:height="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4" table:style-name="ce3"/>
          <table:table-cell office:value-type="string" table:style-name="ce3">
            <text:p>Images</text:p>
          </table:table-cell>
          <table:table-cell office:value-type="string" table:style-name="ce3">
            <text:p>Detect/Descript</text:p>
          </table:table-cell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number-columns-repeated="16360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SHITOMASI/BRIEF</text:p>
          </table:table-cell>
          <table:table-cell table:number-columns-repeated="18" table:style-name="ce1"/>
          <table:table-cell office:value-type="string" table:style-name="ce1">
            <text:p>Image1</text:p>
          </table:table-cell>
          <table:table-cell office:value-type="string" table:style-name="ce1">
            <text:p>SHITOMASI/BRIEF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SHITOMASI/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4.8672" table:style-name="ce1">
            <text:p>14.8672</text:p>
          </table:table-cell>
          <table:table-cell table:number-columns-repeated="16" table:style-name="ce1"/>
          <table:table-cell office:value-type="string" table:style-name="ce1">
            <text:p>Image2</text:p>
          </table:table-cell>
          <table:table-cell office:value-type="string" table:style-name="ce1">
            <text:p>SHITOMASI/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4.1867" table:style-name="ce1">
            <text:p>14.1867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SHITOMASI/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3.3477" table:style-name="ce1">
            <text:p>13.3477</text:p>
          </table:table-cell>
          <table:table-cell table:number-columns-repeated="16" table:style-name="ce1"/>
          <table:table-cell office:value-type="string" table:style-name="ce1">
            <text:p>Image3</text:p>
          </table:table-cell>
          <table:table-cell office:value-type="string" table:style-name="ce1">
            <text:p>SHITOMASI/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20.391500000000001" table:style-name="ce1">
            <text:p>20.391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SHITOMASI/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3.2483" table:style-name="ce1">
            <text:p>13.2483</text:p>
          </table:table-cell>
          <table:table-cell table:number-columns-repeated="16" table:style-name="ce1"/>
          <table:table-cell office:value-type="string" table:style-name="ce1">
            <text:p>Image4</text:p>
          </table:table-cell>
          <table:table-cell office:value-type="string" table:style-name="ce1">
            <text:p>SHITOMASI/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0.686500000000001" table:style-name="ce1">
            <text:p>10.686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SHITOMASI/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3.8535" table:style-name="ce1">
            <text:p>13.8535</text:p>
          </table:table-cell>
          <table:table-cell table:number-columns-repeated="16" table:style-name="ce1"/>
          <table:table-cell office:value-type="string" table:style-name="ce1">
            <text:p>Image5</text:p>
          </table:table-cell>
          <table:table-cell office:value-type="string" table:style-name="ce1">
            <text:p>SHITOMASI/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3.5777" table:style-name="ce1">
            <text:p>13.5777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SHITOMASI/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13.0137" table:style-name="ce1">
            <text:p>13.0137</text:p>
          </table:table-cell>
          <table:table-cell table:number-columns-repeated="16" table:style-name="ce1"/>
          <table:table-cell office:value-type="string" table:style-name="ce1">
            <text:p>Image6</text:p>
          </table:table-cell>
          <table:table-cell office:value-type="string" table:style-name="ce1">
            <text:p>SHITOMASI/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13.929" table:style-name="ce1">
            <text:p>13.929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SHITOMASI/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1.746600000000001" table:style-name="ce1">
            <text:p>11.7466</text:p>
          </table:table-cell>
          <table:table-cell table:number-columns-repeated="16" table:style-name="ce1"/>
          <table:table-cell office:value-type="string" table:style-name="ce1">
            <text:p>Image7</text:p>
          </table:table-cell>
          <table:table-cell office:value-type="string" table:style-name="ce1">
            <text:p>SHITOMASI/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4.404" table:style-name="ce1">
            <text:p>14.40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SHITOMASI/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4.599" table:style-name="ce1">
            <text:p>14.599</text:p>
          </table:table-cell>
          <table:table-cell table:number-columns-repeated="16" table:style-name="ce1"/>
          <table:table-cell office:value-type="string" table:style-name="ce1">
            <text:p>Image8</text:p>
          </table:table-cell>
          <table:table-cell office:value-type="string" table:style-name="ce1">
            <text:p>SHITOMASI/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8.358599999999999" table:style-name="ce1">
            <text:p>18.358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SHITOMASI/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3.6508" table:style-name="ce1">
            <text:p>13.6508</text:p>
          </table:table-cell>
          <table:table-cell table:number-columns-repeated="16" table:style-name="ce1"/>
          <table:table-cell office:value-type="string" table:style-name="ce1">
            <text:p>Image9</text:p>
          </table:table-cell>
          <table:table-cell office:value-type="string" table:style-name="ce1">
            <text:p>SHITOMASI/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1.964600000000001" table:style-name="ce1">
            <text:p>11.964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SHITOMASI/BRIEF</text:p>
          </table:table-cell>
          <table:table-cell office:value-type="float" office:value="12.661" table:style-name="ce1">
            <text:p>12.661</text:p>
          </table:table-cell>
          <table:table-cell office:value-type="float" office:value="11.4643" table:style-name="ce1">
            <text:p>11.4643</text:p>
          </table:table-cell>
          <table:table-cell table:number-columns-repeated="16" table:style-name="ce1"/>
          <table:table-cell office:value-type="string" table:style-name="ce1">
            <text:p>Image10</text:p>
          </table:table-cell>
          <table:table-cell office:value-type="string" table:style-name="ce1">
            <text:p>SHITOMASI/BRIEF</text:p>
          </table:table-cell>
          <table:table-cell office:value-type="float" office:value="12.661" table:style-name="ce1">
            <text:p>12.661</text:p>
          </table:table-cell>
          <table:table-cell office:value-type="float" office:value="11.9031" table:style-name="ce1">
            <text:p>11.9031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SHITOMASI/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25.494299999999999" table:style-name="ce1">
            <text:p>25.4943</text:p>
          </table:table-cell>
          <table:table-cell table:number-columns-repeated="16" table:style-name="ce1"/>
          <table:table-cell office:value-type="string" table:style-name="ce1">
            <text:p>Image11</text:p>
          </table:table-cell>
          <table:table-cell office:value-type="string" table:style-name="ce1">
            <text:p>SHITOMASI/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1.4885" table:style-name="ce1">
            <text:p>11.488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SHITOMASI/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984500000000001" table:style-name="ce1">
            <text:p>12.9845</text:p>
          </table:table-cell>
          <table:table-cell table:number-columns-repeated="16" table:style-name="ce1"/>
          <table:table-cell office:value-type="string" table:style-name="ce1">
            <text:p>Image12</text:p>
          </table:table-cell>
          <table:table-cell office:value-type="string" table:style-name="ce1">
            <text:p>SHITOMASI/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43" table:style-name="ce1">
            <text:p>11.4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SHITOMASI/BRIEF</text:p>
          </table:table-cell>
          <table:table-cell office:value-type="float" office:value="10.1" table:style-name="ce1">
            <text:p>10.1</text:p>
          </table:table-cell>
          <table:table-cell office:value-type="float" office:value="12.028700000000001" table:style-name="ce1">
            <text:p>12.0287</text:p>
          </table:table-cell>
          <table:table-cell table:number-columns-repeated="16" table:style-name="ce1"/>
          <table:table-cell office:value-type="string" table:style-name="ce1">
            <text:p>Image13</text:p>
          </table:table-cell>
          <table:table-cell office:value-type="string" table:style-name="ce1">
            <text:p>SHITOMASI/BRIEF</text:p>
          </table:table-cell>
          <table:table-cell office:value-type="float" office:value="10.1" table:style-name="ce1">
            <text:p>10.1</text:p>
          </table:table-cell>
          <table:table-cell office:value-type="float" office:value="11.222200000000001" table:style-name="ce1">
            <text:p>11.222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SHITOMASI/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1.913399999999999" table:style-name="ce1">
            <text:p>11.9134</text:p>
          </table:table-cell>
          <table:table-cell table:number-columns-repeated="16" table:style-name="ce1"/>
          <table:table-cell office:value-type="string" table:style-name="ce1">
            <text:p>Image14</text:p>
          </table:table-cell>
          <table:table-cell office:value-type="string" table:style-name="ce1">
            <text:p>SHITOMASI/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489100000000001" table:style-name="ce1">
            <text:p>12.4891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SHITOMASI/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13.051399999999999" table:style-name="ce1">
            <text:p>13.0514</text:p>
          </table:table-cell>
          <table:table-cell table:number-columns-repeated="16" table:style-name="ce1"/>
          <table:table-cell office:value-type="string" table:style-name="ce1">
            <text:p>Image15</text:p>
          </table:table-cell>
          <table:table-cell office:value-type="string" table:style-name="ce1">
            <text:p>SHITOMASI/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12.6602" table:style-name="ce1">
            <text:p>12.660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SHITOMASI/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9.8475000000000001" table:style-name="ce1">
            <text:p>9.8475</text:p>
          </table:table-cell>
          <table:table-cell table:number-columns-repeated="16" table:style-name="ce1"/>
          <table:table-cell office:value-type="string" table:style-name="ce1">
            <text:p>Image16</text:p>
          </table:table-cell>
          <table:table-cell office:value-type="string" table:style-name="ce1">
            <text:p>SHITOMASI/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3.1122" table:style-name="ce1">
            <text:p>13.112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SHITOMASI/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2.500999999999999" table:style-name="ce1">
            <text:p>12.501</text:p>
          </table:table-cell>
          <table:table-cell table:number-columns-repeated="16" table:style-name="ce1"/>
          <table:table-cell office:value-type="string" table:style-name="ce1">
            <text:p>Image17</text:p>
          </table:table-cell>
          <table:table-cell office:value-type="string" table:style-name="ce1">
            <text:p>SHITOMASI/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932499999999999" table:style-name="ce1">
            <text:p>10.932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SHITOMASI/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10.321" table:style-name="ce1">
            <text:p>10.321</text:p>
          </table:table-cell>
          <table:table-cell table:number-columns-repeated="16" table:style-name="ce1"/>
          <table:table-cell office:value-type="string" table:style-name="ce1">
            <text:p>Image18</text:p>
          </table:table-cell>
          <table:table-cell office:value-type="string" table:style-name="ce1">
            <text:p>SHITOMASI/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10.258699999999999" table:style-name="ce1">
            <text:p>10.2587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SHITOMASI/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3397000000000006" table:style-name="ce1">
            <text:p>9.3397</text:p>
          </table:table-cell>
          <table:table-cell table:number-columns-repeated="16" table:style-name="ce1"/>
          <table:table-cell office:value-type="string" table:style-name="ce1">
            <text:p>Image19</text:p>
          </table:table-cell>
          <table:table-cell office:value-type="string" table:style-name="ce1">
            <text:p>SHITOMASI/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8.25671" table:style-name="ce1">
            <text:p>8.25671</text:p>
          </table:table-cell>
          <table:table-cell table:number-columns-repeated="1636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4:.C21])" table:style-name="ce3">
            <text:p>13.45958889</text:p>
          </table:table-cell>
          <table:table-cell office:value-type="float" office:value="13.181811111111111" table:formula="of:=AVERAGE([.D4:.D21])" table:style-name="ce3">
            <text:p>13.18181111</text:p>
          </table:table-cell>
          <table:table-cell table:number-columns-repeated="17"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W4:.W21])" table:style-name="ce3">
            <text:p>13.45958889</text:p>
          </table:table-cell>
          <table:table-cell table:number-columns-repeated="16361" table:style-name="ce3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5">
            <text:p>2nd_Best</text:p>
          </table:table-cell>
          <table:table-cell table:number-columns-repeated="18" table:style-name="ce1"/>
          <table:table-cell table:style-name="ce1">
            <draw:frame draw:z-index="27" draw:id="id26" draw:style-name="a26" draw:name="Chart 28" svg:x="0in" svg:y="0.11458in" svg:width="7.15625in" svg:height="4.25in" style:rel-width="scale" style:rel-height="scale">
              <draw:object xlink:href="Object 27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1">
          <table:table-cell table:style-name="ce3"/>
          <table:table-cell office:value-type="string" table:style-name="ce5">
            <text:p>2nd_Best</text:p>
          </table:table-cell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2" draw:id="id1" draw:style-name="a1" draw:name="Chart 4" svg:x="0.14583in" svg:y="0.17708in" svg:width="9.09375in" svg:height="3.99479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number-columns-repeated="16360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SHITOMASI/ORB</text:p>
          </table:table-cell>
          <table:table-cell table:number-columns-repeated="18" table:style-name="ce1"/>
          <table:table-cell office:value-type="string" table:style-name="ce1">
            <text:p>Image1</text:p>
          </table:table-cell>
          <table:table-cell office:value-type="string" table:style-name="ce1">
            <text:p>SHITOMASI/ORB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SHITOMASI/ORB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3.8743" table:style-name="ce1">
            <text:p>13.8743</text:p>
          </table:table-cell>
          <table:table-cell table:number-columns-repeated="16" table:style-name="ce1"/>
          <table:table-cell office:value-type="string" table:style-name="ce1">
            <text:p>Image2</text:p>
          </table:table-cell>
          <table:table-cell office:value-type="string" table:style-name="ce1">
            <text:p>SHITOMASI/ORB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49.066000000000003" table:style-name="ce1">
            <text:p>49.06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SHITOMASI/ORB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1.3939" table:style-name="ce1">
            <text:p>11.3939</text:p>
          </table:table-cell>
          <table:table-cell table:number-columns-repeated="16" table:style-name="ce1"/>
          <table:table-cell office:value-type="string" table:style-name="ce1">
            <text:p>Image3</text:p>
          </table:table-cell>
          <table:table-cell office:value-type="string" table:style-name="ce1">
            <text:p>SHITOMASI/ORB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4.9672" table:style-name="ce1">
            <text:p>14.967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SHITOMASI/ORB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2.068199999999999" table:style-name="ce1">
            <text:p>12.0682</text:p>
          </table:table-cell>
          <table:table-cell table:number-columns-repeated="16" table:style-name="ce1"/>
          <table:table-cell office:value-type="string" table:style-name="ce1">
            <text:p>Image4</text:p>
          </table:table-cell>
          <table:table-cell office:value-type="string" table:style-name="ce1">
            <text:p>SHITOMASI/ORB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2.424899999999999" table:style-name="ce1">
            <text:p>12.4249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SHITOMASI/ORB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3.344799999999999" table:style-name="ce1">
            <text:p>13.3448</text:p>
          </table:table-cell>
          <table:table-cell table:number-columns-repeated="16" table:style-name="ce1"/>
          <table:table-cell office:value-type="string" table:style-name="ce1">
            <text:p>Image5</text:p>
          </table:table-cell>
          <table:table-cell office:value-type="string" table:style-name="ce1">
            <text:p>SHITOMASI/ORB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3.743600000000001" table:style-name="ce1">
            <text:p>13.743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SHITOMASI/ORB</text:p>
          </table:table-cell>
          <table:table-cell office:value-type="float" office:value="12.5951" table:style-name="ce1">
            <text:p>12.5951</text:p>
          </table:table-cell>
          <table:table-cell office:value-type="float" office:value="12.2021" table:style-name="ce1">
            <text:p>12.2021</text:p>
          </table:table-cell>
          <table:table-cell table:number-columns-repeated="16" table:style-name="ce1"/>
          <table:table-cell office:value-type="string" table:style-name="ce1">
            <text:p>Image6</text:p>
          </table:table-cell>
          <table:table-cell office:value-type="string" table:style-name="ce1">
            <text:p>SHITOMASI/ORB</text:p>
          </table:table-cell>
          <table:table-cell office:value-type="float" office:value="12.5951" table:style-name="ce1">
            <text:p>12.5951</text:p>
          </table:table-cell>
          <table:table-cell office:value-type="float" office:value="12.854200000000001" table:style-name="ce1">
            <text:p>12.854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SHITOMASI/ORB</text:p>
          </table:table-cell>
          <table:table-cell office:value-type="float" office:value="13.869" table:style-name="ce1">
            <text:p>13.869</text:p>
          </table:table-cell>
          <table:table-cell office:value-type="float" office:value="13.253299999999999" table:style-name="ce1">
            <text:p>13.2533</text:p>
          </table:table-cell>
          <table:table-cell table:number-columns-repeated="16" table:style-name="ce1"/>
          <table:table-cell office:value-type="string" table:style-name="ce1">
            <text:p>Image7</text:p>
          </table:table-cell>
          <table:table-cell office:value-type="string" table:style-name="ce1">
            <text:p>SHITOMASI/ORB</text:p>
          </table:table-cell>
          <table:table-cell office:value-type="float" office:value="13.869" table:style-name="ce1">
            <text:p>13.869</text:p>
          </table:table-cell>
          <table:table-cell office:value-type="float" office:value="12.809200000000001" table:style-name="ce1">
            <text:p>12.809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SHITOMASI/ORB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2.4381" table:style-name="ce1">
            <text:p>12.4381</text:p>
          </table:table-cell>
          <table:table-cell table:number-columns-repeated="16" table:style-name="ce1"/>
          <table:table-cell office:value-type="string" table:style-name="ce1">
            <text:p>Image8</text:p>
          </table:table-cell>
          <table:table-cell office:value-type="string" table:style-name="ce1">
            <text:p>SHITOMASI/ORB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4.203799999999999" table:style-name="ce1">
            <text:p>14.2038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SHITOMASI/ORB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2.1296" table:style-name="ce1">
            <text:p>12.1296</text:p>
          </table:table-cell>
          <table:table-cell table:number-columns-repeated="16" table:style-name="ce1"/>
          <table:table-cell office:value-type="string" table:style-name="ce1">
            <text:p>Image9</text:p>
          </table:table-cell>
          <table:table-cell office:value-type="string" table:style-name="ce1">
            <text:p>SHITOMASI/ORB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2.142899999999999" table:style-name="ce1">
            <text:p>12.1429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SHITOMASI/ORB</text:p>
          </table:table-cell>
          <table:table-cell office:value-type="float" office:value="12.661" table:style-name="ce1">
            <text:p>12.661</text:p>
          </table:table-cell>
          <table:table-cell office:value-type="float" office:value="11.287599999999999" table:style-name="ce1">
            <text:p>11.2876</text:p>
          </table:table-cell>
          <table:table-cell table:number-columns-repeated="16" table:style-name="ce1"/>
          <table:table-cell office:value-type="string" table:style-name="ce1">
            <text:p>Image10</text:p>
          </table:table-cell>
          <table:table-cell office:value-type="string" table:style-name="ce1">
            <text:p>SHITOMASI/ORB</text:p>
          </table:table-cell>
          <table:table-cell office:value-type="float" office:value="12.661" table:style-name="ce1">
            <text:p>12.661</text:p>
          </table:table-cell>
          <table:table-cell office:value-type="float" office:value="11.289400000000001" table:style-name="ce1">
            <text:p>11.289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SHITOMASI/ORB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3.994999999999999" table:style-name="ce1">
            <text:p>13.995</text:p>
          </table:table-cell>
          <table:table-cell table:number-columns-repeated="16" table:style-name="ce1"/>
          <table:table-cell office:value-type="string" table:style-name="ce1">
            <text:p>Image11</text:p>
          </table:table-cell>
          <table:table-cell office:value-type="string" table:style-name="ce1">
            <text:p>SHITOMASI/ORB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4.7902" table:style-name="ce1">
            <text:p>14.790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SHITOMASI/ORB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4758" table:style-name="ce1">
            <text:p>11.4758</text:p>
          </table:table-cell>
          <table:table-cell table:number-columns-repeated="16" table:style-name="ce1"/>
          <table:table-cell office:value-type="string" table:style-name="ce1">
            <text:p>Image12</text:p>
          </table:table-cell>
          <table:table-cell office:value-type="string" table:style-name="ce1">
            <text:p>SHITOMASI/ORB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26" table:style-name="ce1">
            <text:p>11.2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SHITOMASI/ORB</text:p>
          </table:table-cell>
          <table:table-cell office:value-type="float" office:value="10.1" table:style-name="ce1">
            <text:p>10.1</text:p>
          </table:table-cell>
          <table:table-cell office:value-type="float" office:value="11.561500000000001" table:style-name="ce1">
            <text:p>11.5615</text:p>
          </table:table-cell>
          <table:table-cell table:number-columns-repeated="16" table:style-name="ce1"/>
          <table:table-cell office:value-type="string" table:style-name="ce1">
            <text:p>Image13</text:p>
          </table:table-cell>
          <table:table-cell office:value-type="string" table:style-name="ce1">
            <text:p>SHITOMASI/ORB</text:p>
          </table:table-cell>
          <table:table-cell office:value-type="float" office:value="10.1" table:style-name="ce1">
            <text:p>10.1</text:p>
          </table:table-cell>
          <table:table-cell office:value-type="float" office:value="11.616" table:style-name="ce1">
            <text:p>11.61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SHITOMASI/ORB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1.6524" table:style-name="ce1">
            <text:p>11.6524</text:p>
          </table:table-cell>
          <table:table-cell table:number-columns-repeated="16" table:style-name="ce1"/>
          <table:table-cell office:value-type="string" table:style-name="ce1">
            <text:p>Image14</text:p>
          </table:table-cell>
          <table:table-cell office:value-type="string" table:style-name="ce1">
            <text:p>SHITOMASI/ORB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3.691000000000001" table:style-name="ce1">
            <text:p>13.691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SHITOMASI/ORB</text:p>
          </table:table-cell>
          <table:table-cell office:value-type="float" office:value="10.9678" table:style-name="ce1">
            <text:p>10.9678</text:p>
          </table:table-cell>
          <table:table-cell office:value-type="float" office:value="11.716799999999999" table:style-name="ce1">
            <text:p>11.7168</text:p>
          </table:table-cell>
          <table:table-cell table:number-columns-repeated="16" table:style-name="ce1"/>
          <table:table-cell office:value-type="string" table:style-name="ce1">
            <text:p>Image15</text:p>
          </table:table-cell>
          <table:table-cell office:value-type="string" table:style-name="ce1">
            <text:p>SHITOMASI/ORB</text:p>
          </table:table-cell>
          <table:table-cell office:value-type="float" office:value="10.9678" table:style-name="ce1">
            <text:p>10.9678</text:p>
          </table:table-cell>
          <table:table-cell office:value-type="float" office:value="13.7676" table:style-name="ce1">
            <text:p>13.767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SHITOMASI/ORB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0.6905" table:style-name="ce1">
            <text:p>10.6905</text:p>
          </table:table-cell>
          <table:table-cell table:number-columns-repeated="16" table:style-name="ce1"/>
          <table:table-cell office:value-type="string" table:style-name="ce1">
            <text:p>Image16</text:p>
          </table:table-cell>
          <table:table-cell office:value-type="string" table:style-name="ce1">
            <text:p>SHITOMASI/ORB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0.448600000000001" table:style-name="ce1">
            <text:p>10.448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SHITOMASI/ORB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9.9130000000000003" table:style-name="ce1">
            <text:p>9.913</text:p>
          </table:table-cell>
          <table:table-cell table:number-columns-repeated="16" table:style-name="ce1"/>
          <table:table-cell office:value-type="string" table:style-name="ce1">
            <text:p>Image17</text:p>
          </table:table-cell>
          <table:table-cell office:value-type="string" table:style-name="ce1">
            <text:p>SHITOMASI/ORB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3.607900000000001" table:style-name="ce1">
            <text:p>13.6079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SHITOMASI/ORB</text:p>
          </table:table-cell>
          <table:table-cell office:value-type="float" office:value="10.7797" table:style-name="ce1">
            <text:p>10.7797</text:p>
          </table:table-cell>
          <table:table-cell office:value-type="float" office:value="9.5382999999999996" table:style-name="ce1">
            <text:p>9.5383</text:p>
          </table:table-cell>
          <table:table-cell table:number-columns-repeated="16" table:style-name="ce1"/>
          <table:table-cell office:value-type="string" table:style-name="ce1">
            <text:p>Image18</text:p>
          </table:table-cell>
          <table:table-cell office:value-type="string" table:style-name="ce1">
            <text:p>SHITOMASI/ORB</text:p>
          </table:table-cell>
          <table:table-cell office:value-type="float" office:value="10.7797" table:style-name="ce1">
            <text:p>10.7797</text:p>
          </table:table-cell>
          <table:table-cell office:value-type="float" office:value="11.7264" table:style-name="ce1">
            <text:p>11.726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SHITOMASI/ORB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8.1966000000000001" table:style-name="ce1">
            <text:p>8.1966</text:p>
          </table:table-cell>
          <table:table-cell table:number-columns-repeated="16" table:style-name="ce1"/>
          <table:table-cell office:value-type="string" table:style-name="ce1">
            <text:p>Image19</text:p>
          </table:table-cell>
          <table:table-cell office:value-type="string" table:style-name="ce1">
            <text:p>SHITOMASI/ORB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1575299999999995" table:style-name="ce1">
            <text:p>9.15753</text:p>
          </table:table-cell>
          <table:table-cell table:number-columns-repeated="1636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27:.C44])" table:style-name="ce3">
            <text:p>13.45958889</text:p>
          </table:table-cell>
          <table:table-cell office:value-type="float" office:value="11.707322222222224" table:formula="of:=AVERAGE([.D27:.D44])" table:style-name="ce3">
            <text:p>11.70732222</text:p>
          </table:table-cell>
          <table:table-cell table:number-columns-repeated="17"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W27:.W44])" table:style-name="ce3">
            <text:p>13.45958889</text:p>
          </table:table-cell>
          <table:table-cell table:number-columns-repeated="1636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3" draw:id="id2" draw:style-name="a2" draw:name="Chart 5" svg:x="0.15625in" svg:y="0.17708in" svg:width="9.0625in" svg:height="3.98958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SHITOMASI/FREA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SHITOMASI/FREAK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5.565200000000001" table:style-name="ce1">
            <text:p>15.56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SHITOMASI/FREAK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3.4101" table:style-name="ce1">
            <text:p>13.41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SHITOMASI/FREAK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0.0174" table:style-name="ce1">
            <text:p>10.01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SHITOMASI/FREAK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3.344799999999999" table:style-name="ce1">
            <text:p>13.34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SHITOMASI/FREAK</text:p>
          </table:table-cell>
          <table:table-cell office:value-type="float" office:value="12.5951" table:style-name="ce1">
            <text:p>12.5951</text:p>
          </table:table-cell>
          <table:table-cell office:value-type="float" office:value="12.9056" table:style-name="ce1">
            <text:p>12.905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SHITOMASI/FREAK</text:p>
          </table:table-cell>
          <table:table-cell office:value-type="float" office:value="13.869" table:style-name="ce1">
            <text:p>13.869</text:p>
          </table:table-cell>
          <table:table-cell office:value-type="float" office:value="13.6508" table:style-name="ce1">
            <text:p>13.650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SHITOMASI/FREAK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2.71" table:style-name="ce1">
            <text:p>12.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SHITOMASI/FREAK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2.917400000000001" table:style-name="ce1">
            <text:p>12.91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SHITOMASI/FREAK</text:p>
          </table:table-cell>
          <table:table-cell office:value-type="float" office:value="12.661" table:style-name="ce1">
            <text:p>12.661</text:p>
          </table:table-cell>
          <table:table-cell office:value-type="float" office:value="10.922800000000001" table:style-name="ce1">
            <text:p>10.922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SHITOMASI/FREAK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3.6694" table:style-name="ce1">
            <text:p>13.669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SHITOMASI/FREAK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354699999999999" table:style-name="ce1">
            <text:p>11.354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SHITOMASI/FREAK</text:p>
          </table:table-cell>
          <table:table-cell office:value-type="float" office:value="10.1" table:style-name="ce1">
            <text:p>10.1</text:p>
          </table:table-cell>
          <table:table-cell office:value-type="float" office:value="12.194699999999999" table:style-name="ce1">
            <text:p>12.194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SHITOMASI/FREAK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2338" table:style-name="ce1">
            <text:p>12.233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SHITOMASI/FREAK</text:p>
          </table:table-cell>
          <table:table-cell office:value-type="float" office:value="10.9678" table:style-name="ce1">
            <text:p>10.9678</text:p>
          </table:table-cell>
          <table:table-cell office:value-type="float" office:value="11.786" table:style-name="ce1">
            <text:p>11.7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SHITOMASI/FREAK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2.050599999999999" table:style-name="ce1">
            <text:p>12.050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SHITOMASI/FREAK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1.1729" table:style-name="ce1">
            <text:p>11.172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SHITOMASI/FREAK</text:p>
          </table:table-cell>
          <table:table-cell office:value-type="float" office:value="10.7797" table:style-name="ce1">
            <text:p>10.7797</text:p>
          </table:table-cell>
          <table:table-cell office:value-type="float" office:value="11.8347" table:style-name="ce1">
            <text:p>11.834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SHITOMASI/FREAK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0.6145" table:style-name="ce1">
            <text:p>10.614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50:.C67])" table:style-name="ce3">
            <text:p>13.45958889</text:p>
          </table:table-cell>
          <table:table-cell office:value-type="float" office:value="12.353077777777779" table:formula="of:=AVERAGE([.D50:.D67])" table:style-name="ce3">
            <text:p>12.35307778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4" draw:id="id3" draw:style-name="a3" draw:name="Chart 6" svg:x="0.14583in" svg:y="0.13542in" svg:width="9.07292in" svg:height="4.0312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SHITOMASI/SI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SHITOMASI/SIFT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4.013400000000001" table:style-name="ce1">
            <text:p>14.013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SHITOMASI/SIFT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1.782299999999999" table:style-name="ce1">
            <text:p>11.782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SHITOMASI/SIFT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0.954599999999999" table:style-name="ce1">
            <text:p>10.954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SHITOMASI/SIFT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2.674200000000001" table:style-name="ce1">
            <text:p>12.67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SHITOMASI/SIFT</text:p>
          </table:table-cell>
          <table:table-cell office:value-type="float" office:value="12.5951" table:style-name="ce1">
            <text:p>12.5951</text:p>
          </table:table-cell>
          <table:table-cell office:value-type="float" office:value="11.7364" table:style-name="ce1">
            <text:p>11.736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SHITOMASI/SIFT</text:p>
          </table:table-cell>
          <table:table-cell office:value-type="float" office:value="13.869" table:style-name="ce1">
            <text:p>13.869</text:p>
          </table:table-cell>
          <table:table-cell office:value-type="float" office:value="12.8535" table:style-name="ce1">
            <text:p>12.85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SHITOMASI/SIFT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3.3607" table:style-name="ce1">
            <text:p>13.360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SHITOMASI/SIFT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3.502700000000001" table:style-name="ce1">
            <text:p>13.502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SHITOMASI/SIFT</text:p>
          </table:table-cell>
          <table:table-cell office:value-type="float" office:value="12.661" table:style-name="ce1">
            <text:p>12.661</text:p>
          </table:table-cell>
          <table:table-cell office:value-type="float" office:value="12.332000000000001" table:style-name="ce1">
            <text:p>12.33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SHITOMASI/SIFT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3.5534" table:style-name="ce1">
            <text:p>13.553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SHITOMASI/SIFT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103300000000001" table:style-name="ce1">
            <text:p>12.10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SHITOMASI/SIFT</text:p>
          </table:table-cell>
          <table:table-cell office:value-type="float" office:value="10.1" table:style-name="ce1">
            <text:p>10.1</text:p>
          </table:table-cell>
          <table:table-cell office:value-type="float" office:value="11.538600000000001" table:style-name="ce1">
            <text:p>11.53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SHITOMASI/SIFT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1.266299999999999" table:style-name="ce1">
            <text:p>11.266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SHITOMASI/SIFT</text:p>
          </table:table-cell>
          <table:table-cell office:value-type="float" office:value="10.9678" table:style-name="ce1">
            <text:p>10.9678</text:p>
          </table:table-cell>
          <table:table-cell office:value-type="float" office:value="11.7376" table:style-name="ce1">
            <text:p>11.737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SHITOMASI/SIFT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1.410600000000001" table:style-name="ce1">
            <text:p>11.410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SHITOMASI/SIFT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7.4763000000000002" table:style-name="ce1">
            <text:p>7.476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SHITOMASI/SIFT</text:p>
          </table:table-cell>
          <table:table-cell office:value-type="float" office:value="10.7797" table:style-name="ce1">
            <text:p>10.7797</text:p>
          </table:table-cell>
          <table:table-cell office:value-type="float" office:value="11.0358" table:style-name="ce1">
            <text:p>11.035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SHITOMASI/SIFT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8.3783700000000003" table:style-name="ce1">
            <text:p>8.37837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">
            <text:p>Average_TTC:</text:p>
          </table:table-cell>
          <table:table-cell office:value-type="float" office:value="13.45958888888889" table:formula="of:=AVERAGE([.C73:.C90])" table:style-name="ce1">
            <text:p>13.45958889</text:p>
          </table:table-cell>
          <table:table-cell office:value-type="float" office:value="11.761670555555554" table:formula="of:=AVERAGE([.D73:.D90])" table:style-name="ce1">
            <text:p>11.76167056</text:p>
          </table:table-cell>
          <table:table-cell table:number-columns-repeated="1638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5" draw:id="id4" draw:style-name="a4" draw:name="Chart 7" svg:x="0.13542in" svg:y="0.11458in" svg:width="9.07292in" svg:height="4.05208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HARRIS/BRIEF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HARRIS/BRIEF</text:p>
          </table:table-cell>
          <table:table-cell office:value-type="float" office:value="12.972200000000001" table:style-name="ce1">
            <text:p>12.9722</text:p>
          </table:table-cell>
          <table:table-cell office:value-type="string" table:style-name="ce1">
            <text:p>-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HARRIS/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63.847499999999997" table:style-name="ce1">
            <text:p>63.847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HARRIS/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-11.473100000000001" table:style-name="ce1">
            <text:p>-11.47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HARRIS/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0.978199999999999" table:style-name="ce1">
            <text:p>10.978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HARRIS/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35.383299999999998" table:style-name="ce1">
            <text:p>35.38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HARRIS/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5.2483" table:style-name="ce1">
            <text:p>15.24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HARRIS/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4.2744" table:style-name="ce1">
            <text:p>14.274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HARRIS/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7.6204" table:style-name="ce1">
            <text:p>17.62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HARRIS/BRIEF</text:p>
          </table:table-cell>
          <table:table-cell office:value-type="float" office:value="12.661" table:style-name="ce1">
            <text:p>12.661</text:p>
          </table:table-cell>
          <table:table-cell office:value-type="float" office:value="3.9386000000000001" table:style-name="ce1">
            <text:p>3.93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HARRIS/BRIEF</text:p>
          </table:table-cell>
          <table:table-cell office:value-type="float" office:value="13.729699999999999" table:style-name="ce1">
            <text:p>13.729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HARRIS/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155200000000001" table:style-name="ce1">
            <text:p>11.15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HARRIS/BRIEF</text:p>
          </table:table-cell>
          <table:table-cell office:value-type="float" office:value="10.1" table:style-name="ce1">
            <text:p>10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HARRIS/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3.432700000000001" table:style-name="ce1">
            <text:p>13.432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HARRIS/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5.6609999999999996" table:style-name="ce1">
            <text:p>5.66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HARRIS/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-13.626300000000001" table:style-name="ce1">
            <text:p>-13.626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HARRIS/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7.0948000000000002" table:style-name="ce1">
            <text:p>7.09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HARRIS/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12.5848" table:style-name="ce1">
            <text:p>12.58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HARRIS/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2.838100000000001" table:style-name="ce1">
            <text:p>12.8381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96:.C113])" table:style-name="ce3">
            <text:p>13.45958889</text:p>
          </table:table-cell>
          <table:table-cell office:value-type="float" office:value="13.263859999999999" table:formula="of:=AVERAGE([.D97:.D113])" table:style-name="ce3">
            <text:p>13.26386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6" draw:id="id5" draw:style-name="a5" draw:name="Chart 8" svg:x="0.13542in" svg:y="0.11458in" svg:width="9.0625in" svg:height="3.8333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HARRIS/ORB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HARRIS/ORB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0.908300000000001" table:style-name="ce1">
            <text:p>10.90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HARRIS/ORB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52.795200000000001" table:style-name="ce1">
            <text:p>52.79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HARRIS/ORB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-11.473100000000001" table:style-name="ce1">
            <text:p>-11.47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HARRIS/ORB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1.395099999999999" table:style-name="ce1">
            <text:p>11.395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HARRIS/ORB</text:p>
          </table:table-cell>
          <table:table-cell office:value-type="float" office:value="12.5951" table:style-name="ce1">
            <text:p>12.5951</text:p>
          </table:table-cell>
          <table:table-cell office:value-type="float" office:value="35.383299999999998" table:style-name="ce1">
            <text:p>35.38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HARRIS/ORB</text:p>
          </table:table-cell>
          <table:table-cell office:value-type="float" office:value="13.869" table:style-name="ce1">
            <text:p>13.869</text:p>
          </table:table-cell>
          <table:table-cell office:value-type="float" office:value="13.621700000000001" table:style-name="ce1">
            <text:p>13.62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HARRIS/ORB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3.497" table:style-name="ce1">
            <text:p>13.4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HARRIS/ORB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7.6204" table:style-name="ce1">
            <text:p>17.62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HARRIS/ORB</text:p>
          </table:table-cell>
          <table:table-cell office:value-type="float" office:value="12.661" table:style-name="ce1">
            <text:p>12.661</text:p>
          </table:table-cell>
          <table:table-cell office:value-type="float" office:value="-25.3401" table:style-name="ce1">
            <text:p>-25.34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HARRIS/ORB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-153.93" table:style-name="ce1">
            <text:p>-153.9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HARRIS/ORB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2142" table:style-name="ce1">
            <text:p>11.21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HARRIS/ORB</text:p>
          </table:table-cell>
          <table:table-cell office:value-type="float" office:value="10.1" table:style-name="ce1">
            <text:p>10.1</text:p>
          </table:table-cell>
          <table:table-cell office:value-type="float" office:value="11.105499999999999" table:style-name="ce1">
            <text:p>11.105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HARRIS/ORB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-11.205500000000001" table:style-name="ce1">
            <text:p>-11.205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HARRIS/ORB</text:p>
          </table:table-cell>
          <table:table-cell office:value-type="float" office:value="10.9678" table:style-name="ce1">
            <text:p>10.9678</text:p>
          </table:table-cell>
          <table:table-cell office:value-type="float" office:value="5.8582799999999997" table:style-name="ce1">
            <text:p>5.8582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HARRIS/ORB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-12.638999999999999" table:style-name="ce1">
            <text:p>-12.63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HARRIS/ORB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7.2124100000000002" table:style-name="ce1">
            <text:p>7.2124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HARRIS/ORB</text:p>
          </table:table-cell>
          <table:table-cell office:value-type="float" office:value="10.7797" table:style-name="ce1">
            <text:p>10.7797</text:p>
          </table:table-cell>
          <table:table-cell office:value-type="float" office:value="-1.08765" table:style-name="ce1">
            <text:p>-1.0876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HARRIS/ORB</text:p>
          </table:table-cell>
          <table:table-cell office:value-type="float" office:value="9.7515000000000001" table:style-name="ce1">
            <text:p>9.7515</text:p>
          </table:table-cell>
          <table:table-cell office:value-type="string" table:style-name="ce1">
            <text:p>infs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119:.C136])" table:style-name="ce3">
            <text:p>13.45958889</text:p>
          </table:table-cell>
          <table:table-cell table:number-columns-repeated="1638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7" draw:id="id6" draw:style-name="a6" draw:name="Chart 9" svg:x="0.15625in" svg:y="0.11458in" svg:width="9.05208in" svg:height="4.05208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HARRIS/FREA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HARRIS/FREAK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9.74953" table:style-name="ce1">
            <text:p>9.7495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HARRIS/FREAK</text:p>
          </table:table-cell>
          <table:table-cell office:value-type="float" office:value="12.263999999999999" table:style-name="ce1">
            <text:p>12.264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HARRIS/FREAK</text:p>
          </table:table-cell>
          <table:table-cell office:value-type="float" office:value="16.963000000000001" table:style-name="ce1">
            <text:p>16.963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HARRIS/FREAK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2.7502" table:style-name="ce1">
            <text:p>12.750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HARRIS/FREAK</text:p>
          </table:table-cell>
          <table:table-cell office:value-type="float" office:value="12.5951" table:style-name="ce1">
            <text:p>12.5951</text:p>
          </table:table-cell>
          <table:table-cell office:value-type="float" office:value="-11.869300000000001" table:style-name="ce1">
            <text:p>-11.869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HARRIS/FREAK</text:p>
          </table:table-cell>
          <table:table-cell office:value-type="float" office:value="13.869" table:style-name="ce1">
            <text:p>13.869</text:p>
          </table:table-cell>
          <table:table-cell office:value-type="float" office:value="13.9039" table:style-name="ce1">
            <text:p>13.903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HARRIS/FREAK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1.7285" table:style-name="ce1">
            <text:p>11.728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HARRIS/FREAK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2.3725" table:style-name="ce1">
            <text:p>12.37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HARRIS/FREAK</text:p>
          </table:table-cell>
          <table:table-cell office:value-type="float" office:value="12.661" table:style-name="ce1">
            <text:p>12.66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HARRIS/FREAK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0.107818" table:style-name="ce1">
            <text:p>0.1078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HARRIS/FREAK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-2.4370099999999999" table:style-name="ce1">
            <text:p>-2.437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HARRIS/FREAK</text:p>
          </table:table-cell>
          <table:table-cell office:value-type="float" office:value="10.1" table:style-name="ce1">
            <text:p>10.1</text:p>
          </table:table-cell>
          <table:table-cell office:value-type="float" office:value="11.822800000000001" table:style-name="ce1">
            <text:p>11.822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HARRIS/FREAK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0.60521400000000003" table:style-name="ce1">
            <text:p>0.6052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HARRIS/FREAK</text:p>
          </table:table-cell>
          <table:table-cell office:value-type="float" office:value="10.9678" table:style-name="ce1">
            <text:p>10.9678</text:p>
          </table:table-cell>
          <table:table-cell office:value-type="float" office:value="0.314328" table:style-name="ce1">
            <text:p>0.31432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HARRIS/FREAK</text:p>
          </table:table-cell>
          <table:table-cell office:value-type="float" office:value="9.5336999999999996" table:style-name="ce1">
            <text:p>9.5337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HARRIS/FREAK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2.78565" table:style-name="ce1">
            <text:p>2.7856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HARRIS/FREAK</text:p>
          </table:table-cell>
          <table:table-cell office:value-type="float" office:value="10.7797" table:style-name="ce1">
            <text:p>10.7797</text:p>
          </table:table-cell>
          <table:table-cell office:value-type="float" office:value="0.70475900000000002" table:style-name="ce1">
            <text:p>0.70475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HARRIS/FREAK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25.676300000000001" table:style-name="ce1">
            <text:p>25.6763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142:.C159])" table:style-name="ce3">
            <text:p>13.45958889</text:p>
          </table:table-cell>
          <table:table-cell table:number-columns-repeated="1638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8" draw:id="id7" draw:style-name="a7" draw:name="Chart 10" svg:x="0.15625in" svg:y="0.09375in" svg:width="9.04167in" svg:height="3.85417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HARRIS/SI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HARRIS/SIFT</text:p>
          </table:table-cell>
          <table:table-cell office:value-type="float" office:value="12.972200000000001" table:style-name="ce1">
            <text:p>12.9722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HARRIS/SIFT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-18.670100000000001" table:style-name="ce1">
            <text:p>-18.67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HARRIS/SIFT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-20.094799999999999" table:style-name="ce1">
            <text:p>-20.09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HARRIS/SIFT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0.978199999999999" table:style-name="ce1">
            <text:p>10.978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HARRIS/SIFT</text:p>
          </table:table-cell>
          <table:table-cell office:value-type="float" office:value="12.5951" table:style-name="ce1">
            <text:p>12.5951</text:p>
          </table:table-cell>
          <table:table-cell office:value-type="float" office:value="19.496700000000001" table:style-name="ce1">
            <text:p>19.49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HARRIS/SIFT</text:p>
          </table:table-cell>
          <table:table-cell office:value-type="float" office:value="13.869" table:style-name="ce1">
            <text:p>13.869</text:p>
          </table:table-cell>
          <table:table-cell office:value-type="float" office:value="27.874400000000001" table:style-name="ce1">
            <text:p>27.874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HARRIS/SIFT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3.497" table:style-name="ce1">
            <text:p>13.4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HARRIS/SIFT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35.151299999999999" table:style-name="ce1">
            <text:p>35.15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HARRIS/SIFT</text:p>
          </table:table-cell>
          <table:table-cell office:value-type="float" office:value="12.661" table:style-name="ce1">
            <text:p>12.661</text:p>
          </table:table-cell>
          <table:table-cell office:value-type="float" office:value="-6.0874899999999998" table:style-name="ce1">
            <text:p>-6.0874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HARRIS/SIFT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-13.4405" table:style-name="ce1">
            <text:p>-13.44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HARRIS/SIFT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155200000000001" table:style-name="ce1">
            <text:p>11.15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HARRIS/SIFT</text:p>
          </table:table-cell>
          <table:table-cell office:value-type="float" office:value="10.1" table:style-name="ce1">
            <text:p>10.1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HARRIS/SIFT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3.432700000000001" table:style-name="ce1">
            <text:p>13.432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HARRIS/SIFT</text:p>
          </table:table-cell>
          <table:table-cell office:value-type="float" office:value="10.9678" table:style-name="ce1">
            <text:p>10.9678</text:p>
          </table:table-cell>
          <table:table-cell office:value-type="float" office:value="5.6609699999999998" table:style-name="ce1">
            <text:p>5.6609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HARRIS/SIFT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-14.780799999999999" table:style-name="ce1">
            <text:p>-14.780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HARRIS/SIFT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7.2917500000000004" table:style-name="ce1">
            <text:p>7.291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HARRIS/SIFT</text:p>
          </table:table-cell>
          <table:table-cell office:value-type="float" office:value="10.7797" table:style-name="ce1">
            <text:p>10.7797</text:p>
          </table:table-cell>
          <table:table-cell office:value-type="float" office:value="11.100899999999999" table:style-name="ce1">
            <text:p>11.100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HARRIS/SIFT</text:p>
          </table:table-cell>
          <table:table-cell office:value-type="float" office:value="9.7515000000000001" table:style-name="ce1">
            <text:p>9.7515</text:p>
          </table:table-cell>
          <table:table-cell office:value-type="string" table:style-name="ce1">
            <text:p>infs</text:p>
          </table:table-cell>
          <table:table-cell table:number-columns-repeated="16380" table:style-name="ce1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165:.C182])" table:style-name="ce3">
            <text:p>13.45958889</text:p>
          </table:table-cell>
          <table:table-cell table:number-columns-repeated="1638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9" draw:id="id8" draw:style-name="a8" draw:name="Chart 11" svg:x="0.14583in" svg:y="0.13021in" svg:width="9.04167in" svg:height="4.03646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FAST/BRIEF</text:p>
          </table:table-cell>
          <table:table-cell table:number-columns-repeated="18" table:style-name="ce1"/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/>
          <table:table-cell table:style-name="ce1">
            <draw:frame draw:z-index="28" draw:id="id27" draw:style-name="a27" draw:name="Chart 29" svg:x="0in" svg:y="0.14584in" svg:width="7.13542in" svg:height="4.05208in" style:rel-width="scale" style:rel-height="scale">
              <draw:object xlink:href="Object 28/" xlink:type="simple" xlink:show="embed" xlink:actuate="onLoad"/>
              <svg:title/>
              <svg:desc/>
            </draw:frame>
          </table:table-cell>
          <table:table-cell table:number-columns-repeated="16358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FAST/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3.664300000000001" table:style-name="ce1">
            <text:p>13.6643</text:p>
          </table:table-cell>
          <table:table-cell table:number-columns-repeated="16" table:style-name="ce1"/>
          <table:table-cell office:value-type="string" table:style-name="ce1">
            <text:p>Image1</text:p>
          </table:table-cell>
          <table:table-cell office:value-type="string" table:style-name="ce1">
            <text:p>FAST/BRIEF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FAST/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3.783799999999999" table:style-name="ce1">
            <text:p>13.7838</text:p>
          </table:table-cell>
          <table:table-cell table:number-columns-repeated="16" table:style-name="ce1"/>
          <table:table-cell office:value-type="string" table:style-name="ce1">
            <text:p>Image2</text:p>
          </table:table-cell>
          <table:table-cell office:value-type="string" table:style-name="ce1">
            <text:p>FAST/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2.398" table:style-name="ce1">
            <text:p>12.398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FAST/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1.884399999999999" table:style-name="ce1">
            <text:p>11.8844</text:p>
          </table:table-cell>
          <table:table-cell table:number-columns-repeated="16" table:style-name="ce1"/>
          <table:table-cell office:value-type="string" table:style-name="ce1">
            <text:p>Image3</text:p>
          </table:table-cell>
          <table:table-cell office:value-type="string" table:style-name="ce1">
            <text:p>FAST/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1.965299999999999" table:style-name="ce1">
            <text:p>11.965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FAST/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2.6225" table:style-name="ce1">
            <text:p>12.6225</text:p>
          </table:table-cell>
          <table:table-cell table:number-columns-repeated="16" table:style-name="ce1"/>
          <table:table-cell office:value-type="string" table:style-name="ce1">
            <text:p>Image4</text:p>
          </table:table-cell>
          <table:table-cell office:value-type="string" table:style-name="ce1">
            <text:p>FAST/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2.4657" table:style-name="ce1">
            <text:p>12.4657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FAST/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32.651400000000002" table:style-name="ce1">
            <text:p>32.6514</text:p>
          </table:table-cell>
          <table:table-cell table:number-columns-repeated="16" table:style-name="ce1"/>
          <table:table-cell office:value-type="string" table:style-name="ce1">
            <text:p>Image5</text:p>
          </table:table-cell>
          <table:table-cell office:value-type="string" table:style-name="ce1">
            <text:p>FAST/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5.2194" table:style-name="ce1">
            <text:p>15.219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FAST/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2.9518" table:style-name="ce1">
            <text:p>12.9518</text:p>
          </table:table-cell>
          <table:table-cell table:number-columns-repeated="16" table:style-name="ce1"/>
          <table:table-cell office:value-type="string" table:style-name="ce1">
            <text:p>Image6</text:p>
          </table:table-cell>
          <table:table-cell office:value-type="string" table:style-name="ce1">
            <text:p>FAST/BRIEF</text:p>
          </table:table-cell>
          <table:table-cell office:value-type="float" office:value="12.5951" table:style-name="ce1">
            <text:p>12.5951</text:p>
          </table:table-cell>
          <table:table-cell office:value-type="string" table:style-name="ce1">
            <text:p>infs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FAST/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92.793999999999997" table:style-name="ce1">
            <text:p>92.794</text:p>
          </table:table-cell>
          <table:table-cell table:number-columns-repeated="16" table:style-name="ce1"/>
          <table:table-cell office:value-type="string" table:style-name="ce1">
            <text:p>Image7</text:p>
          </table:table-cell>
          <table:table-cell office:value-type="string" table:style-name="ce1">
            <text:p>FAST/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6.906500000000001" table:style-name="ce1">
            <text:p>16.906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FAST/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0.6212" table:style-name="ce1">
            <text:p>10.6212</text:p>
          </table:table-cell>
          <table:table-cell table:number-columns-repeated="16" table:style-name="ce1"/>
          <table:table-cell office:value-type="string" table:style-name="ce1">
            <text:p>Image8</text:p>
          </table:table-cell>
          <table:table-cell office:value-type="string" table:style-name="ce1">
            <text:p>FAST/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33.832700000000003" table:style-name="ce1">
            <text:p>33.8327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FAST/BRIEF</text:p>
          </table:table-cell>
          <table:table-cell office:value-type="float" office:value="12.661" table:style-name="ce1">
            <text:p>12.661</text:p>
          </table:table-cell>
          <table:table-cell office:value-type="float" office:value="11.575100000000001" table:style-name="ce1">
            <text:p>11.5751</text:p>
          </table:table-cell>
          <table:table-cell table:number-columns-repeated="16" table:style-name="ce1"/>
          <table:table-cell office:value-type="string" table:style-name="ce1">
            <text:p>Image9</text:p>
          </table:table-cell>
          <table:table-cell office:value-type="string" table:style-name="ce1">
            <text:p>FAST/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1.5344" table:style-name="ce1">
            <text:p>11.534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FAST/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3.202999999999999" table:style-name="ce1">
            <text:p>13.203</text:p>
          </table:table-cell>
          <table:table-cell table:number-columns-repeated="16" table:style-name="ce1"/>
          <table:table-cell office:value-type="string" table:style-name="ce1">
            <text:p>Image10</text:p>
          </table:table-cell>
          <table:table-cell office:value-type="string" table:style-name="ce1">
            <text:p>FAST/BRIEF</text:p>
          </table:table-cell>
          <table:table-cell office:value-type="float" office:value="12.661" table:style-name="ce1">
            <text:p>12.661</text:p>
          </table:table-cell>
          <table:table-cell office:value-type="float" office:value="11.6913" table:style-name="ce1">
            <text:p>11.691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FAST/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367800000000001" table:style-name="ce1">
            <text:p>12.3678</text:p>
          </table:table-cell>
          <table:table-cell table:number-columns-repeated="16" table:style-name="ce1"/>
          <table:table-cell office:value-type="string" table:style-name="ce1">
            <text:p>Image11</text:p>
          </table:table-cell>
          <table:table-cell office:value-type="string" table:style-name="ce1">
            <text:p>FAST/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2.086600000000001" table:style-name="ce1">
            <text:p>12.086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FAST/BRIEF</text:p>
          </table:table-cell>
          <table:table-cell office:value-type="float" office:value="10.1" table:style-name="ce1">
            <text:p>10.1</text:p>
          </table:table-cell>
          <table:table-cell office:value-type="float" office:value="12.0479" table:style-name="ce1">
            <text:p>12.0479</text:p>
          </table:table-cell>
          <table:table-cell table:number-columns-repeated="16" table:style-name="ce1"/>
          <table:table-cell office:value-type="string" table:style-name="ce1">
            <text:p>Image12</text:p>
          </table:table-cell>
          <table:table-cell office:value-type="string" table:style-name="ce1">
            <text:p>FAST/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991199999999999" table:style-name="ce1">
            <text:p>11.991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FAST/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2073" table:style-name="ce1">
            <text:p>12.2073</text:p>
          </table:table-cell>
          <table:table-cell table:number-columns-repeated="16" table:style-name="ce1"/>
          <table:table-cell office:value-type="string" table:style-name="ce1">
            <text:p>Image13</text:p>
          </table:table-cell>
          <table:table-cell office:value-type="string" table:style-name="ce1">
            <text:p>FAST/BRIEF</text:p>
          </table:table-cell>
          <table:table-cell office:value-type="float" office:value="10.1" table:style-name="ce1">
            <text:p>10.1</text:p>
          </table:table-cell>
          <table:table-cell office:value-type="float" office:value="12.113200000000001" table:style-name="ce1">
            <text:p>12.113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FAST/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11.552199999999999" table:style-name="ce1">
            <text:p>11.5522</text:p>
          </table:table-cell>
          <table:table-cell table:number-columns-repeated="16" table:style-name="ce1"/>
          <table:table-cell office:value-type="string" table:style-name="ce1">
            <text:p>Image14</text:p>
          </table:table-cell>
          <table:table-cell office:value-type="string" table:style-name="ce1">
            <text:p>FAST/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3.3695" table:style-name="ce1">
            <text:p>13.369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FAST/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1.815099999999999" table:style-name="ce1">
            <text:p>11.8151</text:p>
          </table:table-cell>
          <table:table-cell table:number-columns-repeated="16" table:style-name="ce1"/>
          <table:table-cell office:value-type="string" table:style-name="ce1">
            <text:p>Image15</text:p>
          </table:table-cell>
          <table:table-cell office:value-type="string" table:style-name="ce1">
            <text:p>FAST/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11.611800000000001" table:style-name="ce1">
            <text:p>11.6118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FAST/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9.8161900000000006" table:style-name="ce1">
            <text:p>9.81619</text:p>
          </table:table-cell>
          <table:table-cell table:number-columns-repeated="16" table:style-name="ce1"/>
          <table:table-cell office:value-type="string" table:style-name="ce1">
            <text:p>Image16</text:p>
          </table:table-cell>
          <table:table-cell office:value-type="string" table:style-name="ce1">
            <text:p>FAST/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4.419700000000001" table:style-name="ce1">
            <text:p>14.4197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FAST/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9.6390700000000002" table:style-name="ce1">
            <text:p>9.63907</text:p>
          </table:table-cell>
          <table:table-cell table:number-columns-repeated="16" table:style-name="ce1"/>
          <table:table-cell office:value-type="string" table:style-name="ce1">
            <text:p>Image17</text:p>
          </table:table-cell>
          <table:table-cell office:value-type="string" table:style-name="ce1">
            <text:p>FAST/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7456" table:style-name="ce1">
            <text:p>10.745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FAST/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5941100000000006" table:style-name="ce1">
            <text:p>9.59411</text:p>
          </table:table-cell>
          <table:table-cell table:number-columns-repeated="16" table:style-name="ce1"/>
          <table:table-cell office:value-type="string" table:style-name="ce1">
            <text:p>Image18</text:p>
          </table:table-cell>
          <table:table-cell office:value-type="string" table:style-name="ce1">
            <text:p>FAST/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10.1204" table:style-name="ce1">
            <text:p>10.1204</text:p>
          </table:table-cell>
          <table:table-cell table:number-columns-repeated="1636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188:.C205])" table:style-name="ce3">
            <text:p>13.45958889</text:p>
          </table:table-cell>
          <table:table-cell office:value-type="float" office:value="17.488398333333333" table:formula="of:=AVERAGE([.D188:.D205])" table:style-name="ce3">
            <text:p>17.48839833</text:p>
          </table:table-cell>
          <table:table-cell table:number-columns-repeated="16" table:style-name="ce3"/>
          <table:table-cell office:value-type="string" table:style-name="ce1">
            <text:p>Image19</text:p>
          </table:table-cell>
          <table:table-cell office:value-type="string" table:style-name="ce1">
            <text:p>FAST/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6065000000000005" table:style-name="ce3">
            <text:p>9.6065</text:p>
          </table:table-cell>
          <table:table-cell table:number-columns-repeated="16360" table:style-name="ce3"/>
        </table:table-row>
        <table:table-row table:style-name="ro2">
          <table:table-cell table:number-columns-repeated="20" table:style-name="ce1"/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W189:.W206])" table:style-name="ce3">
            <text:p>13.45958889</text:p>
          </table:table-cell>
          <table:table-cell table:number-columns-repeated="16361" table:style-name="ce1"/>
        </table:table-row>
        <table:table-row table:style-name="ro2">
          <table:table-cell table:number-columns-repeated="20" table:style-name="ce1"/>
          <table:table-cell table:number-columns-repeated="3" table:style-name="ce3"/>
          <table:table-cell table:number-columns-repeated="16361" table:style-name="ce1"/>
        </table:table-row>
        <table:table-row table:style-name="ro3">
          <table:table-cell table:number-columns-repeated="26" table:style-name="ce1"/>
          <table:table-cell office:value-type="string" table:style-name="ce6">
            <text:p>Best</text:p>
          </table:table-cell>
          <table:table-cell table:number-columns-repeated="16357"/>
        </table:table-row>
        <table:table-row table:style-name="ro3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0" draw:id="id9" draw:style-name="a9" draw:name="Chart 10" svg:x="0.16667in" svg:y="0.13542in" svg:width="9in" svg:height="4.03125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5" table:style-name="ce3"/>
          <table:table-cell office:value-type="string" table:style-name="ce6">
            <text:p>Best</text:p>
          </table:table-cell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>
            <draw:frame draw:z-index="25" draw:id="id24" draw:style-name="a24" draw:name="Chart 25" svg:x="0.65625in" svg:y="0.09375in" svg:width="7.15625in" svg:height="4.07292in" style:rel-width="scale" style:rel-height="scale">
              <draw:object xlink:href="Object 25/" xlink:type="simple" xlink:show="embed" xlink:actuate="onLoad"/>
              <svg:title/>
              <svg:desc/>
            </draw:frame>
          </table:table-cell>
          <table:table-cell table:number-columns-repeated="16359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3">
            <text:p>FAST/ORB</text:p>
          </table:table-cell>
          <table:table-cell table:number-columns-repeated="18" table:style-name="ce1"/>
          <table:table-cell office:value-type="string" table:style-name="ce1">
            <text:p>Image1</text:p>
          </table:table-cell>
          <table:table-cell office:value-type="string" table:style-name="ce3">
            <text:p>FAST/ORB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3">
            <text:p>FAST/ORB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2.2051" table:style-name="ce1">
            <text:p>12.2051</text:p>
          </table:table-cell>
          <table:table-cell table:number-columns-repeated="16" table:style-name="ce1"/>
          <table:table-cell office:value-type="string" table:style-name="ce1">
            <text:p>Image2</text:p>
          </table:table-cell>
          <table:table-cell office:value-type="string" table:style-name="ce3">
            <text:p>FAST/ORB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1.2189" table:style-name="ce1">
            <text:p>11.2189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3">
            <text:p>FAST/ORB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20.110099999999999" table:style-name="ce1">
            <text:p>20.1101</text:p>
          </table:table-cell>
          <table:table-cell table:number-columns-repeated="16" table:style-name="ce1"/>
          <table:table-cell office:value-type="string" table:style-name="ce1">
            <text:p>Image3</text:p>
          </table:table-cell>
          <table:table-cell office:value-type="string" table:style-name="ce3">
            <text:p>FAST/ORB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3.572699999999999" table:style-name="ce1">
            <text:p>13.5727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3">
            <text:p>FAST/ORB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2.4598" table:style-name="ce1">
            <text:p>12.4598</text:p>
          </table:table-cell>
          <table:table-cell table:number-columns-repeated="16" table:style-name="ce1"/>
          <table:table-cell office:value-type="string" table:style-name="ce1">
            <text:p>Image4</text:p>
          </table:table-cell>
          <table:table-cell office:value-type="string" table:style-name="ce3">
            <text:p>FAST/ORB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2.557399999999999" table:style-name="ce1">
            <text:p>12.5574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3">
            <text:p>FAST/ORB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2.462999999999999" table:style-name="ce1">
            <text:p>12.463</text:p>
          </table:table-cell>
          <table:table-cell table:number-columns-repeated="16" table:style-name="ce1"/>
          <table:table-cell office:value-type="string" table:style-name="ce1">
            <text:p>Image5</text:p>
          </table:table-cell>
          <table:table-cell office:value-type="string" table:style-name="ce3">
            <text:p>FAST/ORB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2.7811" table:style-name="ce1">
            <text:p>12.781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3">
            <text:p>FAST/ORB</text:p>
          </table:table-cell>
          <table:table-cell office:value-type="float" office:value="12.5951" table:style-name="ce1">
            <text:p>12.5951</text:p>
          </table:table-cell>
          <table:table-cell office:value-type="float" office:value="18.22" table:style-name="ce1">
            <text:p>18.22</text:p>
          </table:table-cell>
          <table:table-cell table:number-columns-repeated="16" table:style-name="ce1"/>
          <table:table-cell office:value-type="string" table:style-name="ce1">
            <text:p>Image6</text:p>
          </table:table-cell>
          <table:table-cell office:value-type="string" table:style-name="ce3">
            <text:p>FAST/ORB</text:p>
          </table:table-cell>
          <table:table-cell office:value-type="float" office:value="12.5951" table:style-name="ce1">
            <text:p>12.5951</text:p>
          </table:table-cell>
          <table:table-cell office:value-type="float" office:value="13.799099999999999" table:style-name="ce1">
            <text:p>13.799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3">
            <text:p>FAST/ORB</text:p>
          </table:table-cell>
          <table:table-cell office:value-type="float" office:value="13.869" table:style-name="ce1">
            <text:p>13.869</text:p>
          </table:table-cell>
          <table:table-cell office:value-type="float" office:value="14.1145" table:style-name="ce1">
            <text:p>14.1145</text:p>
          </table:table-cell>
          <table:table-cell table:number-columns-repeated="16" table:style-name="ce1"/>
          <table:table-cell office:value-type="string" table:style-name="ce1">
            <text:p>Image7</text:p>
          </table:table-cell>
          <table:table-cell office:value-type="string" table:style-name="ce3">
            <text:p>FAST/ORB</text:p>
          </table:table-cell>
          <table:table-cell office:value-type="float" office:value="13.869" table:style-name="ce1">
            <text:p>13.869</text:p>
          </table:table-cell>
          <table:table-cell office:value-type="float" office:value="83.316599999999994" table:style-name="ce1">
            <text:p>83.3166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3">
            <text:p>FAST/ORB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5.273300000000001" table:style-name="ce1">
            <text:p>15.2733</text:p>
          </table:table-cell>
          <table:table-cell table:number-columns-repeated="16" table:style-name="ce1"/>
          <table:table-cell office:value-type="string" table:style-name="ce1">
            <text:p>Image8</text:p>
          </table:table-cell>
          <table:table-cell office:value-type="string" table:style-name="ce3">
            <text:p>FAST/ORB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2.842000000000001" table:style-name="ce1">
            <text:p>12.842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3">
            <text:p>FAST/ORB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2.1065" table:style-name="ce1">
            <text:p>12.1065</text:p>
          </table:table-cell>
          <table:table-cell table:number-columns-repeated="16" table:style-name="ce1"/>
          <table:table-cell office:value-type="string" table:style-name="ce1">
            <text:p>Image9</text:p>
          </table:table-cell>
          <table:table-cell office:value-type="string" table:style-name="ce3">
            <text:p>FAST/ORB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2.069599999999999" table:style-name="ce1">
            <text:p>12.0696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3">
            <text:p>FAST/ORB</text:p>
          </table:table-cell>
          <table:table-cell office:value-type="float" office:value="12.661" table:style-name="ce1">
            <text:p>12.661</text:p>
          </table:table-cell>
          <table:table-cell office:value-type="float" office:value="11.5596" table:style-name="ce1">
            <text:p>11.5596</text:p>
          </table:table-cell>
          <table:table-cell table:number-columns-repeated="16" table:style-name="ce1"/>
          <table:table-cell office:value-type="string" table:style-name="ce1">
            <text:p>Image10</text:p>
          </table:table-cell>
          <table:table-cell office:value-type="string" table:style-name="ce3">
            <text:p>FAST/ORB</text:p>
          </table:table-cell>
          <table:table-cell office:value-type="float" office:value="12.661" table:style-name="ce1">
            <text:p>12.661</text:p>
          </table:table-cell>
          <table:table-cell office:value-type="float" office:value="12.3032" table:style-name="ce1">
            <text:p>12.3032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3">
            <text:p>FAST/ORB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2.9244" table:style-name="ce1">
            <text:p>12.9244</text:p>
          </table:table-cell>
          <table:table-cell table:number-columns-repeated="16" table:style-name="ce1"/>
          <table:table-cell office:value-type="string" table:style-name="ce1">
            <text:p>Image11</text:p>
          </table:table-cell>
          <table:table-cell office:value-type="string" table:style-name="ce3">
            <text:p>FAST/ORB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4.444699999999999" table:style-name="ce1">
            <text:p>14.4447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3">
            <text:p>FAST/ORB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927" table:style-name="ce1">
            <text:p>11.927</text:p>
          </table:table-cell>
          <table:table-cell table:number-columns-repeated="16" table:style-name="ce1"/>
          <table:table-cell office:value-type="string" table:style-name="ce1">
            <text:p>Image12</text:p>
          </table:table-cell>
          <table:table-cell office:value-type="string" table:style-name="ce3">
            <text:p>FAST/ORB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404999999999999" table:style-name="ce1">
            <text:p>12.405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3">
            <text:p>FAST/ORB</text:p>
          </table:table-cell>
          <table:table-cell office:value-type="float" office:value="10.1" table:style-name="ce1">
            <text:p>10.1</text:p>
          </table:table-cell>
          <table:table-cell office:value-type="float" office:value="11.333500000000001" table:style-name="ce1">
            <text:p>11.3335</text:p>
          </table:table-cell>
          <table:table-cell table:number-columns-repeated="16" table:style-name="ce1"/>
          <table:table-cell office:value-type="string" table:style-name="ce1">
            <text:p>Image13</text:p>
          </table:table-cell>
          <table:table-cell office:value-type="string" table:style-name="ce3">
            <text:p>FAST/ORB</text:p>
          </table:table-cell>
          <table:table-cell office:value-type="float" office:value="10.1" table:style-name="ce1">
            <text:p>10.1</text:p>
          </table:table-cell>
          <table:table-cell office:value-type="float" office:value="11.745100000000001" table:style-name="ce1">
            <text:p>11.7451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3">
            <text:p>FAST/ORB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3.110300000000001" table:style-name="ce1">
            <text:p>13.1103</text:p>
          </table:table-cell>
          <table:table-cell table:number-columns-repeated="16" table:style-name="ce1"/>
          <table:table-cell office:value-type="string" table:style-name="ce1">
            <text:p>Image14</text:p>
          </table:table-cell>
          <table:table-cell office:value-type="string" table:style-name="ce3">
            <text:p>FAST/ORB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8249" table:style-name="ce1">
            <text:p>12.8249</text:p>
          </table:table-cell>
          <table:table-cell table:number-columns-repeated="16360" table:style-name="ce1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3">
            <text:p>FAST/ORB</text:p>
          </table:table-cell>
          <table:table-cell office:value-type="float" office:value="10.9678" table:style-name="ce1">
            <text:p>10.9678</text:p>
          </table:table-cell>
          <table:table-cell office:value-type="float" office:value="11.1868" table:style-name="ce1">
            <text:p>11.1868</text:p>
          </table:table-cell>
          <table:table-cell table:number-columns-repeated="16" table:style-name="ce1"/>
          <table:table-cell office:value-type="string" table:style-name="ce1">
            <text:p>Image15</text:p>
          </table:table-cell>
          <table:table-cell office:value-type="string" table:style-name="ce3">
            <text:p>FAST/ORB</text:p>
          </table:table-cell>
          <table:table-cell office:value-type="float" office:value="10.9678" table:style-name="ce1">
            <text:p>10.9678</text:p>
          </table:table-cell>
          <table:table-cell office:value-type="float" office:value="11.710599999999999" table:style-name="ce1">
            <text:p>11.710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3">
            <text:p>FAST/ORB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2.113200000000001" table:style-name="ce1">
            <text:p>12.1132</text:p>
          </table:table-cell>
          <table:table-cell table:number-columns-repeated="16" table:style-name="ce1"/>
          <table:table-cell office:value-type="string" table:style-name="ce1">
            <text:p>Image16</text:p>
          </table:table-cell>
          <table:table-cell office:value-type="string" table:style-name="ce3">
            <text:p>FAST/ORB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1.830399999999999" table:style-name="ce1">
            <text:p>11.830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3">
            <text:p>FAST/ORB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1.403499999999999" table:style-name="ce1">
            <text:p>11.4035</text:p>
          </table:table-cell>
          <table:table-cell table:number-columns-repeated="16" table:style-name="ce1"/>
          <table:table-cell office:value-type="string" table:style-name="ce1">
            <text:p>Image17</text:p>
          </table:table-cell>
          <table:table-cell office:value-type="string" table:style-name="ce3">
            <text:p>FAST/ORB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1.2516" table:style-name="ce1">
            <text:p>11.251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3">
            <text:p>FAST/ORB</text:p>
          </table:table-cell>
          <table:table-cell office:value-type="float" office:value="10.7797" table:style-name="ce1">
            <text:p>10.7797</text:p>
          </table:table-cell>
          <table:table-cell office:value-type="float" office:value="8.5303900000000006" table:style-name="ce1">
            <text:p>8.53039</text:p>
          </table:table-cell>
          <table:table-cell table:number-columns-repeated="16" table:style-name="ce1"/>
          <table:table-cell office:value-type="string" table:style-name="ce1">
            <text:p>Image18</text:p>
          </table:table-cell>
          <table:table-cell office:value-type="string" table:style-name="ce3">
            <text:p>FAST/ORB</text:p>
          </table:table-cell>
          <table:table-cell office:value-type="float" office:value="10.7797" table:style-name="ce1">
            <text:p>10.7797</text:p>
          </table:table-cell>
          <table:table-cell office:value-type="float" office:value="11.6533" table:style-name="ce1">
            <text:p>11.653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3">
            <text:p>FAST/ORB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0.7613" table:style-name="ce1">
            <text:p>10.7613</text:p>
          </table:table-cell>
          <table:table-cell table:number-columns-repeated="16" table:style-name="ce1"/>
          <table:table-cell office:value-type="string" table:style-name="ce1">
            <text:p>Image19</text:p>
          </table:table-cell>
          <table:table-cell office:value-type="string" table:style-name="ce3">
            <text:p>FAST/ORB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0.772500000000001" table:style-name="ce1">
            <text:p>10.7725</text:p>
          </table:table-cell>
          <table:table-cell table:number-columns-repeated="1636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212:.C229])" table:style-name="ce3">
            <text:p>13.45958889</text:p>
          </table:table-cell>
          <table:table-cell office:value-type="float" office:value="12.877905000000002" table:formula="of:=AVERAGE([.D212:.D229])" table:style-name="ce3">
            <text:p>12.877905</text:p>
          </table:table-cell>
          <table:table-cell table:number-columns-repeated="17"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W212:.W229])" table:style-name="ce3">
            <text:p>13.45958889</text:p>
          </table:table-cell>
          <table:table-cell table:number-columns-repeated="1636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1" draw:id="id10" draw:style-name="a10" draw:name="Chart 11" svg:x="0.16667in" svg:y="0.13021in" svg:width="9in" svg:height="4.03646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FAST/FREA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FAST/FREAK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2.3506" table:style-name="ce1">
            <text:p>12.350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FAST/FREAK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6.206800000000001" table:style-name="ce1">
            <text:p>16.206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FAST/FREAK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4.9351" table:style-name="ce1">
            <text:p>14.935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FAST/FREAK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2.742599999999999" table:style-name="ce1">
            <text:p>12.742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FAST/FREAK</text:p>
          </table:table-cell>
          <table:table-cell office:value-type="float" office:value="12.5951" table:style-name="ce1">
            <text:p>12.5951</text:p>
          </table:table-cell>
          <table:table-cell office:value-type="float" office:value="13.178800000000001" table:style-name="ce1">
            <text:p>13.178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FAST/FREAK</text:p>
          </table:table-cell>
          <table:table-cell office:value-type="float" office:value="13.869" table:style-name="ce1">
            <text:p>13.869</text:p>
          </table:table-cell>
          <table:table-cell office:value-type="float" office:value="11.904199999999999" table:style-name="ce1">
            <text:p>11.9042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FAST/FREAK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2.9278" table:style-name="ce1">
            <text:p>12.927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FAST/FREAK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3.270300000000001" table:style-name="ce1">
            <text:p>13.270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FAST/FREAK</text:p>
          </table:table-cell>
          <table:table-cell office:value-type="float" office:value="12.661" table:style-name="ce1">
            <text:p>12.661</text:p>
          </table:table-cell>
          <table:table-cell office:value-type="float" office:value="12.274800000000001" table:style-name="ce1">
            <text:p>12.27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FAST/FREAK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3.9473" table:style-name="ce1">
            <text:p>13.947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FAST/FREAK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252700000000001" table:style-name="ce1">
            <text:p>12.252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FAST/FREAK</text:p>
          </table:table-cell>
          <table:table-cell office:value-type="float" office:value="10.1" table:style-name="ce1">
            <text:p>10.1</text:p>
          </table:table-cell>
          <table:table-cell office:value-type="float" office:value="12.657299999999999" table:style-name="ce1">
            <text:p>12.657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FAST/FREAK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1.868" table:style-name="ce1">
            <text:p>11.86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FAST/FREAK</text:p>
          </table:table-cell>
          <table:table-cell office:value-type="float" office:value="10.9678" table:style-name="ce1">
            <text:p>10.9678</text:p>
          </table:table-cell>
          <table:table-cell office:value-type="float" office:value="11.723599999999999" table:style-name="ce1">
            <text:p>11.723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FAST/FREAK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1.8939" table:style-name="ce1">
            <text:p>11.893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FAST/FREAK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1.5556" table:style-name="ce1">
            <text:p>11.555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FAST/FREAK</text:p>
          </table:table-cell>
          <table:table-cell office:value-type="float" office:value="10.7797" table:style-name="ce1">
            <text:p>10.7797</text:p>
          </table:table-cell>
          <table:table-cell office:value-type="float" office:value="12.0411" table:style-name="ce1">
            <text:p>12.04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FAST/FREAK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1.2296" table:style-name="ce1">
            <text:p>11.2296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235:.C252])" table:style-name="ce3">
            <text:p>13.45958889</text:p>
          </table:table-cell>
          <table:table-cell office:value-type="float" office:value="12.720005555555556" table:formula="of:=AVERAGE([.D235:.D252])" table:style-name="ce3">
            <text:p>12.72000556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2" draw:id="id11" draw:style-name="a11" draw:name="Chart 12" svg:x="0.17708in" svg:y="0.13021in" svg:width="8.94792in" svg:height="4.03646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FAST/SI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FAST/SIFT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3.2766" table:style-name="ce1">
            <text:p>13.276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FAST/SIFT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3.572699999999999" table:style-name="ce1">
            <text:p>13.572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FAST/SIFT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1.399100000000001" table:style-name="ce1">
            <text:p>11.39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FAST/SIFT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1.527100000000001" table:style-name="ce1">
            <text:p>11.52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FAST/SIFT</text:p>
          </table:table-cell>
          <table:table-cell office:value-type="float" office:value="12.5951" table:style-name="ce1">
            <text:p>12.5951</text:p>
          </table:table-cell>
          <table:table-cell office:value-type="float" office:value="43.480499999999999" table:style-name="ce1">
            <text:p>43.48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FAST/SIFT</text:p>
          </table:table-cell>
          <table:table-cell office:value-type="float" office:value="13.869" table:style-name="ce1">
            <text:p>13.869</text:p>
          </table:table-cell>
          <table:table-cell office:value-type="float" office:value="12.0753" table:style-name="ce1">
            <text:p>12.075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FAST/SIFT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37.609000000000002" table:style-name="ce1">
            <text:p>37.60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FAST/SIFT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1.812900000000001" table:style-name="ce1">
            <text:p>11.812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FAST/SIFT</text:p>
          </table:table-cell>
          <table:table-cell office:value-type="float" office:value="12.661" table:style-name="ce1">
            <text:p>12.661</text:p>
          </table:table-cell>
          <table:table-cell office:value-type="float" office:value="11.4458" table:style-name="ce1">
            <text:p>11.445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FAST/SIFT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4.114000000000001" table:style-name="ce1">
            <text:p>14.1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FAST/SIFT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0036" table:style-name="ce1">
            <text:p>12.003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FAST/SIFT</text:p>
          </table:table-cell>
          <table:table-cell office:value-type="float" office:value="10.1" table:style-name="ce1">
            <text:p>10.1</text:p>
          </table:table-cell>
          <table:table-cell office:value-type="float" office:value="12.137600000000001" table:style-name="ce1">
            <text:p>12.137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FAST/SIFT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4259" table:style-name="ce1">
            <text:p>12.425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FAST/SIFT</text:p>
          </table:table-cell>
          <table:table-cell office:value-type="float" office:value="10.9678" table:style-name="ce1">
            <text:p>10.9678</text:p>
          </table:table-cell>
          <table:table-cell office:value-type="float" office:value="11.8004" table:style-name="ce1">
            <text:p>11.80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FAST/SIFT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1.433400000000001" table:style-name="ce1">
            <text:p>11.433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FAST/SIFT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1092" table:style-name="ce1">
            <text:p>10.109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FAST/SIFT</text:p>
          </table:table-cell>
          <table:table-cell office:value-type="float" office:value="10.7797" table:style-name="ce1">
            <text:p>10.7797</text:p>
          </table:table-cell>
          <table:table-cell office:value-type="float" office:value="9.5635600000000007" table:style-name="ce1">
            <text:p>9.5635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FAST/SIFT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9720300000000002" table:style-name="ce1">
            <text:p>9.97203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258:.C275])" table:style-name="ce3">
            <text:p>13.45958889</text:p>
          </table:table-cell>
          <table:table-cell office:value-type="float" office:value="14.986593888888892" table:formula="of:=AVERAGE([.D258:.D275])" table:style-name="ce3">
            <text:p>14.98659389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3" draw:id="id12" draw:style-name="a12" draw:name="Chart 13" svg:x="0.17708in" svg:y="0.125in" svg:width="8.94792in" svg:height="4.24479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BRISK/BRIEF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BRISK/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3.8215" table:style-name="ce1">
            <text:p>13.821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BRISK/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7.934699999999999" table:style-name="ce1">
            <text:p>17.934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BRISK/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2.389200000000001" table:style-name="ce1">
            <text:p>12.389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BRISK/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21.823499999999999" table:style-name="ce1">
            <text:p>21.82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BRISK/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25.901800000000001" table:style-name="ce1">
            <text:p>25.90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BRISK/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9.194199999999999" table:style-name="ce1">
            <text:p>19.19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BRISK/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7.8904" table:style-name="ce1">
            <text:p>17.89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BRISK/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8.388400000000001" table:style-name="ce1">
            <text:p>18.38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BRISK/BRIEF</text:p>
          </table:table-cell>
          <table:table-cell office:value-type="float" office:value="12.661" table:style-name="ce1">
            <text:p>12.661</text:p>
          </table:table-cell>
          <table:table-cell office:value-type="float" office:value="14.9617" table:style-name="ce1">
            <text:p>14.96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BRISK/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2.0464" table:style-name="ce1">
            <text:p>12.046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BRISK/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518700000000001" table:style-name="ce1">
            <text:p>11.51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BRISK/BRIEF</text:p>
          </table:table-cell>
          <table:table-cell office:value-type="float" office:value="10.1" table:style-name="ce1">
            <text:p>10.1</text:p>
          </table:table-cell>
          <table:table-cell office:value-type="float" office:value="14.1488" table:style-name="ce1">
            <text:p>14.148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BRISK/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8926" table:style-name="ce1">
            <text:p>12.892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BRISK/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10.3194" table:style-name="ce1">
            <text:p>10.319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BRISK/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1.1036" table:style-name="ce1">
            <text:p>11.103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BRISK/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2.8277" table:style-name="ce1">
            <text:p>12.827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BRISK/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11.1959" table:style-name="ce1">
            <text:p>11.195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BRISK/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5183" table:style-name="ce1">
            <text:p>9.5183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281:.C298])" table:style-name="ce3">
            <text:p>13.45958889</text:p>
          </table:table-cell>
          <table:table-cell office:value-type="float" office:value="14.882044444444444" table:formula="of:=AVERAGE([.D281:.D298])" table:style-name="ce3">
            <text:p>14.88204444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4" draw:id="id13" draw:style-name="a13" draw:name="Chart 14" svg:x="0.1875in" svg:y="0.125in" svg:width="8.92708in" svg:height="4.04167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BRISK/ORB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BRISK/ORB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3.6275" table:style-name="ce1">
            <text:p>13.627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BRISK/ORB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6.1557" table:style-name="ce1">
            <text:p>16.155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BRISK/ORB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3.273899999999999" table:style-name="ce1">
            <text:p>13.273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BRISK/ORB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8.0075" table:style-name="ce1">
            <text:p>18.007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BRISK/ORB</text:p>
          </table:table-cell>
          <table:table-cell office:value-type="float" office:value="12.5951" table:style-name="ce1">
            <text:p>12.5951</text:p>
          </table:table-cell>
          <table:table-cell office:value-type="float" office:value="24.114100000000001" table:style-name="ce1">
            <text:p>24.114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BRISK/ORB</text:p>
          </table:table-cell>
          <table:table-cell office:value-type="float" office:value="13.869" table:style-name="ce1">
            <text:p>13.869</text:p>
          </table:table-cell>
          <table:table-cell office:value-type="float" office:value="17.320399999999999" table:style-name="ce1">
            <text:p>17.32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BRISK/ORB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9.128599999999999" table:style-name="ce1">
            <text:p>19.12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BRISK/ORB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5.405799999999999" table:style-name="ce1">
            <text:p>15.405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BRISK/ORB</text:p>
          </table:table-cell>
          <table:table-cell office:value-type="float" office:value="12.661" table:style-name="ce1">
            <text:p>12.661</text:p>
          </table:table-cell>
          <table:table-cell office:value-type="float" office:value="12.5298" table:style-name="ce1">
            <text:p>12.529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BRISK/ORB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3.3645" table:style-name="ce1">
            <text:p>13.36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BRISK/ORB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5.370900000000001" table:style-name="ce1">
            <text:p>15.370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BRISK/ORB</text:p>
          </table:table-cell>
          <table:table-cell office:value-type="float" office:value="10.1" table:style-name="ce1">
            <text:p>10.1</text:p>
          </table:table-cell>
          <table:table-cell office:value-type="float" office:value="11.206" table:style-name="ce1">
            <text:p>11.20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BRISK/ORB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228899999999999" table:style-name="ce1">
            <text:p>12.228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BRISK/ORB</text:p>
          </table:table-cell>
          <table:table-cell office:value-type="float" office:value="10.9678" table:style-name="ce1">
            <text:p>10.9678</text:p>
          </table:table-cell>
          <table:table-cell office:value-type="float" office:value="11.4855" table:style-name="ce1">
            <text:p>11.485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BRISK/ORB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3.224600000000001" table:style-name="ce1">
            <text:p>13.224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BRISK/ORB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895" table:style-name="ce1">
            <text:p>10.89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BRISK/ORB</text:p>
          </table:table-cell>
          <table:table-cell office:value-type="float" office:value="10.7797" table:style-name="ce1">
            <text:p>10.7797</text:p>
          </table:table-cell>
          <table:table-cell office:value-type="float" office:value="9.1406200000000002" table:style-name="ce1">
            <text:p>9.1406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BRISK/ORB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0.892300000000001" table:style-name="ce1">
            <text:p>10.8923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304:.C321])" table:style-name="ce3">
            <text:p>13.45958889</text:p>
          </table:table-cell>
          <table:table-cell office:value-type="float" office:value="14.298423333333334" table:formula="of:=AVERAGE([.D304:.D321])" table:style-name="ce3">
            <text:p>14.29842333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5" draw:id="id14" draw:style-name="a14" draw:name="Chart 15" svg:x="0.17708in" svg:y="0.13021in" svg:width="8.91667in" svg:height="4.03646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BRISK/FREA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BRISK/FREAK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5.3262" table:style-name="ce1">
            <text:p>15.326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BRISK/FREAK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26.8505" table:style-name="ce1">
            <text:p>26.85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BRISK/FREAK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4.4605" table:style-name="ce1">
            <text:p>14.46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BRISK/FREAK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3.5969" table:style-name="ce1">
            <text:p>13.596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BRISK/FREAK</text:p>
          </table:table-cell>
          <table:table-cell office:value-type="float" office:value="12.5951" table:style-name="ce1">
            <text:p>12.5951</text:p>
          </table:table-cell>
          <table:table-cell office:value-type="float" office:value="27.843599999999999" table:style-name="ce1">
            <text:p>27.843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BRISK/FREAK</text:p>
          </table:table-cell>
          <table:table-cell office:value-type="float" office:value="13.869" table:style-name="ce1">
            <text:p>13.869</text:p>
          </table:table-cell>
          <table:table-cell office:value-type="float" office:value="13.168900000000001" table:style-name="ce1">
            <text:p>13.168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BRISK/FREAK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3.023300000000001" table:style-name="ce1">
            <text:p>13.02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BRISK/FREAK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7.7073" table:style-name="ce1">
            <text:p>17.707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BRISK/FREAK</text:p>
          </table:table-cell>
          <table:table-cell office:value-type="float" office:value="12.661" table:style-name="ce1">
            <text:p>12.661</text:p>
          </table:table-cell>
          <table:table-cell office:value-type="float" office:value="17.2011" table:style-name="ce1">
            <text:p>17.20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BRISK/FREAK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2.913500000000001" table:style-name="ce1">
            <text:p>12.91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BRISK/FREAK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987" table:style-name="ce1">
            <text:p>11.9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BRISK/FREAK</text:p>
          </table:table-cell>
          <table:table-cell office:value-type="float" office:value="10.1" table:style-name="ce1">
            <text:p>10.1</text:p>
          </table:table-cell>
          <table:table-cell office:value-type="float" office:value="13.0511" table:style-name="ce1">
            <text:p>13.05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BRISK/FREAK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2.191599999999999" table:style-name="ce4">
            <text:p>1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BRISK/FREAK</text:p>
          </table:table-cell>
          <table:table-cell office:value-type="float" office:value="10.9678" table:style-name="ce1">
            <text:p>10.9678</text:p>
          </table:table-cell>
          <table:table-cell office:value-type="float" office:value="11.6418" table:style-name="ce1">
            <text:p>11.64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BRISK/FREAK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2.2791" table:style-name="ce1">
            <text:p>12.27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BRISK/FREAK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9.4400099999999991" table:style-name="ce1">
            <text:p>9.440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BRISK/FREAK</text:p>
          </table:table-cell>
          <table:table-cell office:value-type="float" office:value="10.7797" table:style-name="ce1">
            <text:p>10.7797</text:p>
          </table:table-cell>
          <table:table-cell office:value-type="float" office:value="8.9637100000000007" table:style-name="ce1">
            <text:p>8.963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BRISK/FREAK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0.864100000000001" table:style-name="ce1">
            <text:p>10.8641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327:.C344])" table:style-name="ce3">
            <text:p>13.45958889</text:p>
          </table:table-cell>
          <table:table-cell office:value-type="float" office:value="14.583901111111109" table:formula="of:=AVERAGE([.D327:.D344])" table:style-name="ce3">
            <text:p>14.58390111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6" draw:id="id15" draw:style-name="a15" draw:name="Chart 17" svg:x="0.19792in" svg:y="0.125in" svg:width="8.90625in" svg:height="4.04167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BRISK/SI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BRISK/SIFT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4.5718" table:style-name="ce1">
            <text:p>14.57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BRISK/SIFT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4.706099999999999" table:style-name="ce1">
            <text:p>14.706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BRISK/SIFT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9.438800000000001" table:style-name="ce1">
            <text:p>19.438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BRISK/SIFT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7.148" table:style-name="ce1">
            <text:p>17.1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BRISK/SIFT</text:p>
          </table:table-cell>
          <table:table-cell office:value-type="float" office:value="12.5951" table:style-name="ce1">
            <text:p>12.5951</text:p>
          </table:table-cell>
          <table:table-cell office:value-type="float" office:value="36.3354" table:style-name="ce1">
            <text:p>36.335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BRISK/SIFT</text:p>
          </table:table-cell>
          <table:table-cell office:value-type="float" office:value="13.869" table:style-name="ce1">
            <text:p>13.869</text:p>
          </table:table-cell>
          <table:table-cell office:value-type="float" office:value="15.1419" table:style-name="ce1">
            <text:p>15.141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BRISK/SIFT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6.029299999999999" table:style-name="ce1">
            <text:p>16.029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BRISK/SIFT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9.3001" table:style-name="ce1">
            <text:p>19.30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BRISK/SIFT</text:p>
          </table:table-cell>
          <table:table-cell office:value-type="float" office:value="12.661" table:style-name="ce1">
            <text:p>12.661</text:p>
          </table:table-cell>
          <table:table-cell office:value-type="float" office:value="16.381599999999999" table:style-name="ce1">
            <text:p>16.381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BRISK/SIFT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3.879200000000001" table:style-name="ce1">
            <text:p>13.879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BRISK/SIFT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342499999999999" table:style-name="ce1">
            <text:p>12.34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BRISK/SIFT</text:p>
          </table:table-cell>
          <table:table-cell office:value-type="float" office:value="10.1" table:style-name="ce1">
            <text:p>10.1</text:p>
          </table:table-cell>
          <table:table-cell office:value-type="float" office:value="14.433199999999999" table:style-name="ce1">
            <text:p>14.433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BRISK/SIFT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3.680099999999999" table:style-name="ce1">
            <text:p>13.680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BRISK/SIFT</text:p>
          </table:table-cell>
          <table:table-cell office:value-type="float" office:value="10.9678" table:style-name="ce1">
            <text:p>10.9678</text:p>
          </table:table-cell>
          <table:table-cell office:value-type="float" office:value="10.507099999999999" table:style-name="ce1">
            <text:p>10.50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BRISK/SIFT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3.208399999999999" table:style-name="ce1">
            <text:p>13.20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BRISK/SIFT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7989" table:style-name="ce1">
            <text:p>10.798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BRISK/SIFT</text:p>
          </table:table-cell>
          <table:table-cell office:value-type="float" office:value="10.7797" table:style-name="ce1">
            <text:p>10.7797</text:p>
          </table:table-cell>
          <table:table-cell office:value-type="float" office:value="10.456099999999999" table:style-name="ce1">
            <text:p>10.456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BRISK/SIFT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4.075699999999999" table:style-name="ce1">
            <text:p>14.0757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350:.C367])" table:style-name="ce3">
            <text:p>13.45958889</text:p>
          </table:table-cell>
          <table:table-cell office:value-type="float" office:value="15.690788888888887" table:formula="of:=AVERAGE([.D350:.D367])" table:style-name="ce3">
            <text:p>15.69078889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7" draw:id="id16" draw:style-name="a16" draw:name="Chart 18" svg:x="0.1875in" svg:y="0.13542in" svg:width="8.90625in" svg:height="4.03125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16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29" draw:id="id28" draw:style-name="a28" draw:name="Chart 30" svg:x="0in" svg:y="0.125in" svg:width="7.05208in" svg:height="4.04167in" style:rel-width="scale" style:rel-height="scale">
              <draw:object xlink:href="Object 29/" xlink:type="simple" xlink:show="embed" xlink:actuate="onLoad"/>
              <svg:title/>
              <svg:desc/>
            </draw:frame>
          </table:table-cell>
          <table:table-cell table:number-columns-repeated="1635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3">
            <text:p>ORB/ BRIEF</text:p>
          </table:table-cell>
          <table:table-cell table:number-columns-repeated="18" table:style-name="ce1"/>
          <table:table-cell office:value-type="string" table:style-name="ce1">
            <text:p>Image1</text:p>
          </table:table-cell>
          <table:table-cell office:value-type="string" table:style-name="ce3">
            <text:p>ORB/ BRIEF</text:p>
          </table:table-cell>
          <table:table-cell table:number-columns-repeated="1636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3">
            <text:p>ORB/ 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6.480799999999999" table:style-name="ce1">
            <text:p>16.4808</text:p>
          </table:table-cell>
          <table:table-cell table:number-columns-repeated="16" table:style-name="ce1"/>
          <table:table-cell office:value-type="string" table:style-name="ce1">
            <text:p>Image2</text:p>
          </table:table-cell>
          <table:table-cell office:value-type="string" table:style-name="ce3">
            <text:p>ORB/ 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20.1035" table:style-name="ce1">
            <text:p>20.103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3">
            <text:p>ORB/ 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6.969000000000001" table:style-name="ce1">
            <text:p>16.969</text:p>
          </table:table-cell>
          <table:table-cell table:number-columns-repeated="16" table:style-name="ce1"/>
          <table:table-cell office:value-type="string" table:style-name="ce1">
            <text:p>Image3</text:p>
          </table:table-cell>
          <table:table-cell office:value-type="string" table:style-name="ce3">
            <text:p>ORB/ 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39.438800000000001" table:style-name="ce1">
            <text:p>39.4388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3">
            <text:p>ORB/ 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36.770800000000001" table:style-name="ce1">
            <text:p>36.7708</text:p>
          </table:table-cell>
          <table:table-cell table:number-columns-repeated="16" table:style-name="ce1"/>
          <table:table-cell office:value-type="string" table:style-name="ce1">
            <text:p>Image4</text:p>
          </table:table-cell>
          <table:table-cell office:value-type="string" table:style-name="ce3">
            <text:p>ORB/ 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8.530799999999999" table:style-name="ce1">
            <text:p>18.5308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3">
            <text:p>ORB/ 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25.217199999999998" table:style-name="ce1">
            <text:p>25.2172</text:p>
          </table:table-cell>
          <table:table-cell table:number-columns-repeated="16" table:style-name="ce1"/>
          <table:table-cell office:value-type="string" table:style-name="ce1">
            <text:p>Image5</text:p>
          </table:table-cell>
          <table:table-cell office:value-type="string" table:style-name="ce3">
            <text:p>ORB/ 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30.599299999999999" table:style-name="ce1">
            <text:p>30.599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3">
            <text:p>ORB/ 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25.963899999999999" table:style-name="ce1">
            <text:p>25.9639</text:p>
          </table:table-cell>
          <table:table-cell table:number-columns-repeated="16" table:style-name="ce1"/>
          <table:table-cell office:value-type="string" table:style-name="ce1">
            <text:p>Image6</text:p>
          </table:table-cell>
          <table:table-cell office:value-type="string" table:style-name="ce3">
            <text:p>ORB/ 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39.3962" table:style-name="ce1">
            <text:p>39.396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3">
            <text:p>ORB/ 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8.2578" table:style-name="ce1">
            <text:p>18.2578</text:p>
          </table:table-cell>
          <table:table-cell table:number-columns-repeated="16" table:style-name="ce1"/>
          <table:table-cell office:value-type="string" table:style-name="ce1">
            <text:p>Image7</text:p>
          </table:table-cell>
          <table:table-cell office:value-type="string" table:style-name="ce3">
            <text:p>ORB/ 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4.777200000000001" table:style-name="ce1">
            <text:p>14.7772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3">
            <text:p>ORB/ 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40.023600000000002" table:style-name="ce1">
            <text:p>40.0236</text:p>
          </table:table-cell>
          <table:table-cell table:number-columns-repeated="16" table:style-name="ce1"/>
          <table:table-cell office:value-type="string" table:style-name="ce1">
            <text:p>Image8</text:p>
          </table:table-cell>
          <table:table-cell office:value-type="string" table:style-name="ce3">
            <text:p>ORB/ 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25.804" table:style-name="ce1">
            <text:p>125.80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3">
            <text:p>ORB/ 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31.847799999999999" table:style-name="ce1">
            <text:p>31.8478</text:p>
          </table:table-cell>
          <table:table-cell table:number-columns-repeated="16" table:style-name="ce1"/>
          <table:table-cell office:value-type="string" table:style-name="ce1">
            <text:p>Image9</text:p>
          </table:table-cell>
          <table:table-cell office:value-type="string" table:style-name="ce3">
            <text:p>ORB/ 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6.6751" table:style-name="ce1">
            <text:p>16.6751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3">
            <text:p>ORB/ BRIEF</text:p>
          </table:table-cell>
          <table:table-cell office:value-type="float" office:value="12.661" table:style-name="ce1">
            <text:p>12.661</text:p>
          </table:table-cell>
          <table:table-cell office:value-type="float" office:value="34.407299999999999" table:style-name="ce1">
            <text:p>34.4073</text:p>
          </table:table-cell>
          <table:table-cell table:number-columns-repeated="16" table:style-name="ce1"/>
          <table:table-cell office:value-type="string" table:style-name="ce1">
            <text:p>Image10</text:p>
          </table:table-cell>
          <table:table-cell office:value-type="string" table:style-name="ce3">
            <text:p>ORB/ BRIEF</text:p>
          </table:table-cell>
          <table:table-cell office:value-type="float" office:value="12.661" table:style-name="ce1">
            <text:p>12.661</text:p>
          </table:table-cell>
          <table:table-cell office:value-type="float" office:value="19.189599999999999" table:style-name="ce1">
            <text:p>19.1896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3">
            <text:p>ORB/ 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0.8056" table:style-name="ce1">
            <text:p>10.8056</text:p>
          </table:table-cell>
          <table:table-cell table:number-columns-repeated="16" table:style-name="ce1"/>
          <table:table-cell office:value-type="string" table:style-name="ce1">
            <text:p>Image11</text:p>
          </table:table-cell>
          <table:table-cell office:value-type="string" table:style-name="ce3">
            <text:p>ORB/ 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1.5204" table:style-name="ce1">
            <text:p>11.520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3">
            <text:p>ORB/ 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0.439399999999999" table:style-name="ce1">
            <text:p>10.4394</text:p>
          </table:table-cell>
          <table:table-cell table:number-columns-repeated="16" table:style-name="ce1"/>
          <table:table-cell office:value-type="string" table:style-name="ce1">
            <text:p>Image12</text:p>
          </table:table-cell>
          <table:table-cell office:value-type="string" table:style-name="ce3">
            <text:p>ORB/ 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0.359299999999999" table:style-name="ce1">
            <text:p>10.359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3">
            <text:p>ORB/ BRIEF</text:p>
          </table:table-cell>
          <table:table-cell office:value-type="float" office:value="10.1" table:style-name="ce1">
            <text:p>10.1</text:p>
          </table:table-cell>
          <table:table-cell office:value-type="float" office:value="16.609300000000001" table:style-name="ce1">
            <text:p>16.6093</text:p>
          </table:table-cell>
          <table:table-cell table:number-columns-repeated="16" table:style-name="ce1"/>
          <table:table-cell office:value-type="string" table:style-name="ce1">
            <text:p>Image13</text:p>
          </table:table-cell>
          <table:table-cell office:value-type="string" table:style-name="ce3">
            <text:p>ORB/ BRIEF</text:p>
          </table:table-cell>
          <table:table-cell office:value-type="float" office:value="10.1" table:style-name="ce1">
            <text:p>10.1</text:p>
          </table:table-cell>
          <table:table-cell office:value-type="float" office:value="15.6729" table:style-name="ce1">
            <text:p>15.6729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3">
            <text:p>ORB/ 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0.799799999999999" table:style-name="ce1">
            <text:p>10.7998</text:p>
          </table:table-cell>
          <table:table-cell table:number-columns-repeated="16" table:style-name="ce1"/>
          <table:table-cell office:value-type="string" table:style-name="ce1">
            <text:p>Image14</text:p>
          </table:table-cell>
          <table:table-cell office:value-type="string" table:style-name="ce3">
            <text:p>ORB/ 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1.6357" table:style-name="ce1">
            <text:p>11.6357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3">
            <text:p>ORB/ 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8.4059699999999999" table:style-name="ce1">
            <text:p>8.40597</text:p>
          </table:table-cell>
          <table:table-cell table:number-columns-repeated="16" table:style-name="ce1"/>
          <table:table-cell office:value-type="string" table:style-name="ce1">
            <text:p>Image15</text:p>
          </table:table-cell>
          <table:table-cell office:value-type="string" table:style-name="ce3">
            <text:p>ORB/ 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11.738300000000001" table:style-name="ce1">
            <text:p>11.738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3">
            <text:p>ORB/ 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0.5289" table:style-name="ce1">
            <text:p>10.5289</text:p>
          </table:table-cell>
          <table:table-cell table:number-columns-repeated="16" table:style-name="ce1"/>
          <table:table-cell office:value-type="string" table:style-name="ce1">
            <text:p>Image16</text:p>
          </table:table-cell>
          <table:table-cell office:value-type="string" table:style-name="ce3">
            <text:p>ORB/ 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9.665400000000002" table:style-name="ce1">
            <text:p>19.6654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3">
            <text:p>ORB/ 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3.4955" table:style-name="ce1">
            <text:p>13.4955</text:p>
          </table:table-cell>
          <table:table-cell table:number-columns-repeated="16" table:style-name="ce1"/>
          <table:table-cell office:value-type="string" table:style-name="ce1">
            <text:p>Image17</text:p>
          </table:table-cell>
          <table:table-cell office:value-type="string" table:style-name="ce3">
            <text:p>ORB/ 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7.4879499999999997" table:style-name="ce1">
            <text:p>7.48795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3">
            <text:p>ORB/ 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18.7607" table:style-name="ce1">
            <text:p>18.7607</text:p>
          </table:table-cell>
          <table:table-cell table:number-columns-repeated="16" table:style-name="ce1"/>
          <table:table-cell office:value-type="string" table:style-name="ce1">
            <text:p>Image18</text:p>
          </table:table-cell>
          <table:table-cell office:value-type="string" table:style-name="ce3">
            <text:p>ORB/ 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112513" table:style-name="ce1">
            <text:p>112513</text:p>
          </table:table-cell>
          <table:table-cell table:number-columns-repeated="1636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3">
            <text:p>ORB/ 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3.275" table:style-name="ce1">
            <text:p>13.275</text:p>
          </table:table-cell>
          <table:table-cell table:number-columns-repeated="16" table:style-name="ce1"/>
          <table:table-cell office:value-type="string" table:style-name="ce1">
            <text:p>Image19</text:p>
          </table:table-cell>
          <table:table-cell office:value-type="string" table:style-name="ce3">
            <text:p>ORB/ 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0.0946" table:style-name="ce1">
            <text:p>10.0946</text:p>
          </table:table-cell>
          <table:table-cell table:number-columns-repeated="1636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373:.C390])" table:style-name="ce3">
            <text:p>13.45958889</text:p>
          </table:table-cell>
          <table:table-cell office:value-type="float" office:value="19.947687222222221" table:formula="of:=AVERAGE([.D373:.D390])" table:style-name="ce3">
            <text:p>19.94768722</text:p>
          </table:table-cell>
          <table:table-cell table:number-columns-repeated="17"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W373:.W390])" table:style-name="ce3">
            <text:p>13.45958889</text:p>
          </table:table-cell>
          <table:table-cell table:number-columns-repeated="1636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8" draw:id="id17" draw:style-name="a17" draw:name="Chart 19" svg:x="0.1875in" svg:y="0.125in" svg:width="8.875in" svg:height="4.04167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ORB/ORB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ORB/ORB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24.780899999999999" table:style-name="ce1">
            <text:p>24.7809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ORB/ORB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0.6668" table:style-name="ce1">
            <text:p>10.666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ORB/ORB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2.620699999999999" table:style-name="ce1">
            <text:p>12.6207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ORB/ORB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6.1981" table:style-name="ce1">
            <text:p>16.1981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ORB/ORB</text:p>
          </table:table-cell>
          <table:table-cell office:value-type="float" office:value="12.5951" table:style-name="ce1">
            <text:p>12.5951</text:p>
          </table:table-cell>
          <table:table-cell office:value-type="float" office:value="25.3005" table:style-name="ce1">
            <text:p>25.300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ORB/ORB</text:p>
          </table:table-cell>
          <table:table-cell office:value-type="float" office:value="13.869" table:style-name="ce1">
            <text:p>13.869</text:p>
          </table:table-cell>
          <table:table-cell office:value-type="float" office:value="11.3561" table:style-name="ce1">
            <text:p>11.356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ORB/ORB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7.050999999999998" table:style-name="ce1">
            <text:p>17.05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ORB/ORB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0.058400000000001" table:style-name="ce1">
            <text:p>10.05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ORB/ORB</text:p>
          </table:table-cell>
          <table:table-cell office:value-type="float" office:value="12.661" table:style-name="ce1">
            <text:p>12.661</text:p>
          </table:table-cell>
          <table:table-cell office:value-type="float" office:value="18.651" table:style-name="ce1">
            <text:p>18.65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ORB/ORB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2.4245" table:style-name="ce1">
            <text:p>12.42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ORB/ORB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8.4949300000000001" table:style-name="ce1">
            <text:p>8.4949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ORB/ORB</text:p>
          </table:table-cell>
          <table:table-cell office:value-type="float" office:value="10.1" table:style-name="ce1">
            <text:p>10.1</text:p>
          </table:table-cell>
          <table:table-cell office:value-type="string" table:style-name="ce1">
            <text:p>inf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ORB/ORB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9.4542000000000002" table:style-name="ce1">
            <text:p>9.45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ORB/ORB</text:p>
          </table:table-cell>
          <table:table-cell office:value-type="float" office:value="10.9678" table:style-name="ce1">
            <text:p>10.9678</text:p>
          </table:table-cell>
          <table:table-cell office:value-type="float" office:value="11.4725" table:style-name="ce1">
            <text:p>11.47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ORB/ORB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9.071000000000002" table:style-name="ce1">
            <text:p>19.0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ORB/ORB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9.0638400000000008" table:style-name="ce1">
            <text:p>9.063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ORB/ORB</text:p>
          </table:table-cell>
          <table:table-cell office:value-type="float" office:value="10.7797" table:style-name="ce1">
            <text:p>10.7797</text:p>
          </table:table-cell>
          <table:table-cell office:value-type="float" office:value="28.157699999999998" table:style-name="ce1">
            <text:p>28.157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ORB/ORB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20.070699999999999" table:style-name="ce1">
            <text:p>20.0707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396:.C413])" table:style-name="ce3">
            <text:p>13.45958889</text:p>
          </table:table-cell>
          <table:table-cell table:number-columns-repeated="1638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19" draw:id="id18" draw:style-name="a18" draw:name="Chart 20" svg:x="0.22917in" svg:y="0.10417in" svg:width="8.84375in" svg:height="4.07292in" style:rel-width="scale" style:rel-height="scale">
              <draw:object xlink:href="Object 19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ORB/FREA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ORB/FREAK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1.937099999999999" table:style-name="ce1">
            <text:p>11.93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ORB/FREAK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25.201599999999999" table:style-name="ce1">
            <text:p>25.201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ORB/FREAK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7.536799999999999" table:style-name="ce1">
            <text:p>17.536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ORB/FREAK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1.2797" table:style-name="ce1">
            <text:p>11.27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ORB/FREAK</text:p>
          </table:table-cell>
          <table:table-cell office:value-type="float" office:value="12.5951" table:style-name="ce1">
            <text:p>12.5951</text:p>
          </table:table-cell>
          <table:table-cell office:value-type="float" office:value="52.139000000000003" table:style-name="ce1">
            <text:p>52.13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ORB/FREAK</text:p>
          </table:table-cell>
          <table:table-cell office:value-type="float" office:value="13.869" table:style-name="ce1">
            <text:p>13.869</text:p>
          </table:table-cell>
          <table:table-cell office:value-type="float" office:value="54.085500000000003" table:style-name="ce1">
            <text:p>54.085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ORB/FREAK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27.59099999999999" table:style-name="ce1">
            <text:p>127.5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ORB/FREAK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9.3858800000000002" table:style-name="ce1">
            <text:p>9.3858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ORB/FREAK</text:p>
          </table:table-cell>
          <table:table-cell office:value-type="float" office:value="12.661" table:style-name="ce1">
            <text:p>12.661</text:p>
          </table:table-cell>
          <table:table-cell office:value-type="float" office:value="13.3292" table:style-name="ce1">
            <text:p>13.329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ORB/FREAK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-545.04399999999998" table:style-name="ce1">
            <text:p>-545.04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ORB/FREAK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8.4078099999999996" table:style-name="ce1">
            <text:p>8.4078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ORB/FREAK</text:p>
          </table:table-cell>
          <table:table-cell office:value-type="float" office:value="10.1" table:style-name="ce1">
            <text:p>10.1</text:p>
          </table:table-cell>
          <table:table-cell office:value-type="float" office:value="8.3134200000000007" table:style-name="ce1">
            <text:p>8.313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ORB/FREAK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7.0304799999999998" table:style-name="ce1">
            <text:p>7.030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ORB/FREAK</text:p>
          </table:table-cell>
          <table:table-cell office:value-type="float" office:value="10.9678" table:style-name="ce1">
            <text:p>10.9678</text:p>
          </table:table-cell>
          <table:table-cell office:value-type="float" office:value="55.787599999999998" table:style-name="ce1">
            <text:p>55.787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ORB/FREAK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8.72363" table:style-name="ce1">
            <text:p>8.7236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ORB/FREAK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1.1021" table:style-name="ce1">
            <text:p>11.102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ORB/FREAK</text:p>
          </table:table-cell>
          <table:table-cell office:value-type="float" office:value="10.7797" table:style-name="ce1">
            <text:p>10.7797</text:p>
          </table:table-cell>
          <table:table-cell office:value-type="float" office:value="186.726" table:style-name="ce1">
            <text:p>186.72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ORB/FREAK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24.185500000000001" table:style-name="ce1">
            <text:p>24.1855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419:.C436])" table:style-name="ce3">
            <text:p>13.45958889</text:p>
          </table:table-cell>
          <table:table-cell table:number-columns-repeated="1638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20" draw:id="id19" draw:style-name="a19" draw:name="Chart 21" svg:x="0.19792in" svg:y="0.13021in" svg:width="8.88542in" svg:height="4.04688in" style:rel-width="scale" style:rel-height="scale">
              <draw:object xlink:href="Object 20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ORB/SI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ORB/SIFT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23.4176" table:style-name="ce1">
            <text:p>23.417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ORB/SIFT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9.8216599999999996" table:style-name="ce1">
            <text:p>9.8216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ORB/SIFT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5.252700000000001" table:style-name="ce1">
            <text:p>15.252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ORB/SIFT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41.150300000000001" table:style-name="ce1">
            <text:p>41.150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ORB/SIFT</text:p>
          </table:table-cell>
          <table:table-cell office:value-type="float" office:value="12.5951" table:style-name="ce1">
            <text:p>12.5951</text:p>
          </table:table-cell>
          <table:table-cell office:value-type="float" office:value="502.13" table:style-name="ce1">
            <text:p>502.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ORB/SIFT</text:p>
          </table:table-cell>
          <table:table-cell office:value-type="float" office:value="13.869" table:style-name="ce1">
            <text:p>13.869</text:p>
          </table:table-cell>
          <table:table-cell office:value-type="float" office:value="20.908300000000001" table:style-name="ce1">
            <text:p>20.90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ORB/SIFT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74.067800000000005" table:style-name="ce1">
            <text:p>74.067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ORB/SIFT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0.791399999999999" table:style-name="ce1">
            <text:p>10.79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ORB/SIFT</text:p>
          </table:table-cell>
          <table:table-cell office:value-type="float" office:value="12.661" table:style-name="ce1">
            <text:p>12.661</text:p>
          </table:table-cell>
          <table:table-cell office:value-type="float" office:value="11.628500000000001" table:style-name="ce1">
            <text:p>11.628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ORB/SIFT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1.294499999999999" table:style-name="ce1">
            <text:p>11.29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ORB/SIFT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9.35032" table:style-name="ce1">
            <text:p>9.3503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ORB/SIFT</text:p>
          </table:table-cell>
          <table:table-cell office:value-type="float" office:value="10.1" table:style-name="ce1">
            <text:p>10.1</text:p>
          </table:table-cell>
          <table:table-cell office:value-type="string" table:style-name="ce1">
            <text:p>infs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ORB/SIFT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8.8862900000000007" table:style-name="ce1">
            <text:p>8.8862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ORB/SIFT</text:p>
          </table:table-cell>
          <table:table-cell office:value-type="float" office:value="10.9678" table:style-name="ce1">
            <text:p>10.9678</text:p>
          </table:table-cell>
          <table:table-cell office:value-type="float" office:value="26.134899999999998" table:style-name="ce1">
            <text:p>26.134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ORB/SIFT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24.635200000000001" table:style-name="ce1">
            <text:p>24.63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ORB/SIFT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980399999999999" table:style-name="ce1">
            <text:p>10.98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ORB/SIFT</text:p>
          </table:table-cell>
          <table:table-cell office:value-type="float" office:value="10.7797" table:style-name="ce1">
            <text:p>10.7797</text:p>
          </table:table-cell>
          <table:table-cell office:value-type="float" office:value="16.666699999999999" table:style-name="ce1">
            <text:p>16.66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ORB/SIFT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10.5153" table:style-name="ce1">
            <text:p>10.5153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442:.C459])" table:style-name="ce3">
            <text:p>13.45958889</text:p>
          </table:table-cell>
          <table:table-cell table:number-columns-repeated="16381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21" draw:id="id20" draw:style-name="a20" draw:name="Chart 22" svg:x="0.1875in" svg:y="0.11458in" svg:width="8.9375in" svg:height="4.06771in" style:rel-width="scale" style:rel-height="scale">
              <draw:object xlink:href="Object 21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AKAZE/AKAZ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AKAZE/AKAZE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2.583500000000001" table:style-name="ce1">
            <text:p>12.58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AKAZE/AKAZE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4.692" table:style-name="ce1">
            <text:p>14.69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AKAZE/AKAZE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3.421900000000001" table:style-name="ce1">
            <text:p>13.421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AKAZE/AKAZE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4.81" table:style-name="ce1">
            <text:p>14.8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AKAZE/AKAZE</text:p>
          </table:table-cell>
          <table:table-cell office:value-type="float" office:value="12.5951" table:style-name="ce1">
            <text:p>12.5951</text:p>
          </table:table-cell>
          <table:table-cell office:value-type="float" office:value="16.427800000000001" table:style-name="ce1">
            <text:p>16.427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AKAZE/AKAZE</text:p>
          </table:table-cell>
          <table:table-cell office:value-type="float" office:value="13.869" table:style-name="ce1">
            <text:p>13.869</text:p>
          </table:table-cell>
          <table:table-cell office:value-type="float" office:value="13.4147" table:style-name="ce1">
            <text:p>13.414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AKAZE/AKAZE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5.038399999999999" table:style-name="ce1">
            <text:p>15.03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AKAZE/AKAZE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4.4557" table:style-name="ce1">
            <text:p>14.455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AKAZE/AKAZE</text:p>
          </table:table-cell>
          <table:table-cell office:value-type="float" office:value="12.661" table:style-name="ce1">
            <text:p>12.661</text:p>
          </table:table-cell>
          <table:table-cell office:value-type="float" office:value="14.1523" table:style-name="ce1">
            <text:p>14.152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AKAZE/AKAZE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1.5464" table:style-name="ce1">
            <text:p>11.546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AKAZE/AKAZE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2.1935" table:style-name="ce1">
            <text:p>12.19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AKAZE/AKAZE</text:p>
          </table:table-cell>
          <table:table-cell office:value-type="float" office:value="10.1" table:style-name="ce1">
            <text:p>10.1</text:p>
          </table:table-cell>
          <table:table-cell office:value-type="float" office:value="11.652699999999999" table:style-name="ce1">
            <text:p>11.652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AKAZE/AKAZE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0.330399999999999" table:style-name="ce1">
            <text:p>10.33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AKAZE/AKAZE</text:p>
          </table:table-cell>
          <table:table-cell office:value-type="float" office:value="10.9678" table:style-name="ce1">
            <text:p>10.9678</text:p>
          </table:table-cell>
          <table:table-cell office:value-type="float" office:value="10.5845" table:style-name="ce1">
            <text:p>10.584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AKAZE/AKAZE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0.674799999999999" table:style-name="ce1">
            <text:p>10.67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AKAZE/AKAZE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225300000000001" table:style-name="ce1">
            <text:p>10.225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AKAZE/AKAZE</text:p>
          </table:table-cell>
          <table:table-cell office:value-type="float" office:value="10.7797" table:style-name="ce1">
            <text:p>10.7797</text:p>
          </table:table-cell>
          <table:table-cell office:value-type="float" office:value="9.5228599999999997" table:style-name="ce1">
            <text:p>9.522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AKAZE/AKAZE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8.9425399999999993" table:style-name="ce1">
            <text:p>8.94254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465:.C482])" table:style-name="ce3">
            <text:p>13.45958889</text:p>
          </table:table-cell>
          <table:table-cell office:value-type="float" office:value="12.48162777777778" table:formula="of:=AVERAGE([.D465:.D482])" table:style-name="ce3">
            <text:p>12.48162778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22" draw:id="id21" draw:style-name="a21" draw:name="Chart 23" svg:x="0.16667in" svg:y="0.125in" svg:width="8.95833in" svg:height="4.04167in" style:rel-width="scale" style:rel-height="scale">
              <draw:object xlink:href="Object 22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SIFT/BRIEF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SIFT/BRIEF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1.678599999999999" table:style-name="ce1">
            <text:p>11.67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SIFT/BRIEF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2.1487" table:style-name="ce1">
            <text:p>12.14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SIFT/BRIEF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3.9338" table:style-name="ce1">
            <text:p>13.933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SIFT/BRIEF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21.799700000000001" table:style-name="ce1">
            <text:p>21.79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SIFT/BRIEF</text:p>
          </table:table-cell>
          <table:table-cell office:value-type="float" office:value="12.5951" table:style-name="ce1">
            <text:p>12.5951</text:p>
          </table:table-cell>
          <table:table-cell office:value-type="float" office:value="14.305300000000001" table:style-name="ce1">
            <text:p>14.305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SIFT/BRIEF</text:p>
          </table:table-cell>
          <table:table-cell office:value-type="float" office:value="13.869" table:style-name="ce1">
            <text:p>13.869</text:p>
          </table:table-cell>
          <table:table-cell office:value-type="float" office:value="11.128399999999999" table:style-name="ce1">
            <text:p>11.12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SIFT/BRIEF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4.067399999999999" table:style-name="ce1">
            <text:p>14.06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SIFT/BRIEF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5.9223" table:style-name="ce1">
            <text:p>15.922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SIFT/BRIEF</text:p>
          </table:table-cell>
          <table:table-cell office:value-type="float" office:value="12.661" table:style-name="ce1">
            <text:p>12.661</text:p>
          </table:table-cell>
          <table:table-cell office:value-type="float" office:value="12.8467" table:style-name="ce1">
            <text:p>12.84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SIFT/BRIEF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9.9792000000000005" table:style-name="ce1">
            <text:p>9.979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SIFT/BRIEF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816700000000001" table:style-name="ce1">
            <text:p>11.81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SIFT/BRIEF</text:p>
          </table:table-cell>
          <table:table-cell office:value-type="float" office:value="10.1" table:style-name="ce1">
            <text:p>10.1</text:p>
          </table:table-cell>
          <table:table-cell office:value-type="float" office:value="9.4504999999999999" table:style-name="ce1">
            <text:p>9.45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SIFT/BRIEF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9.6041699999999999" table:style-name="ce1">
            <text:p>9.604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SIFT/BRIEF</text:p>
          </table:table-cell>
          <table:table-cell office:value-type="float" office:value="10.9678" table:style-name="ce1">
            <text:p>10.9678</text:p>
          </table:table-cell>
          <table:table-cell office:value-type="float" office:value="9.5078600000000009" table:style-name="ce1">
            <text:p>9.507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SIFT/BRIEF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8.7422400000000007" table:style-name="ce1">
            <text:p>8.7422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SIFT/BRIEF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8.8665699999999994" table:style-name="ce1">
            <text:p>8.8665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SIFT/BRIEF</text:p>
          </table:table-cell>
          <table:table-cell office:value-type="float" office:value="10.7797" table:style-name="ce1">
            <text:p>10.7797</text:p>
          </table:table-cell>
          <table:table-cell office:value-type="float" office:value="8.6731999999999996" table:style-name="ce1">
            <text:p>8.673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SIFT/BRIEF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0163799999999998" table:style-name="ce1">
            <text:p>9.01638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488:.C505])" table:style-name="ce3">
            <text:p>13.45958889</text:p>
          </table:table-cell>
          <table:table-cell office:value-type="float" office:value="11.86042888888889" table:formula="of:=AVERAGE([.D488:.D505])" table:style-name="ce3">
            <text:p>11.86042889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23" draw:id="id22" draw:style-name="a22" draw:name="Chart 24" svg:x="0.19792in" svg:y="0.11458in" svg:width="8.94792in" svg:height="4.05208in" style:rel-width="scale" style:rel-height="scale">
              <draw:object xlink:href="Object 23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SIFT/FREAK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SIFT/FREAK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2.769500000000001" table:style-name="ce1">
            <text:p>12.769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SIFT/FREAK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3.528499999999999" table:style-name="ce1">
            <text:p>13.528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SIFT/FREAK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4.7014" table:style-name="ce1">
            <text:p>14.70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SIFT/FREAK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9.617100000000001" table:style-name="ce1">
            <text:p>19.617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SIFT/FREAK</text:p>
          </table:table-cell>
          <table:table-cell office:value-type="float" office:value="12.5951" table:style-name="ce1">
            <text:p>12.5951</text:p>
          </table:table-cell>
          <table:table-cell office:value-type="float" office:value="14.856999999999999" table:style-name="ce1">
            <text:p>14.85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SIFT/FREAK</text:p>
          </table:table-cell>
          <table:table-cell office:value-type="float" office:value="13.869" table:style-name="ce1">
            <text:p>13.869</text:p>
          </table:table-cell>
          <table:table-cell office:value-type="float" office:value="11.6616" table:style-name="ce1">
            <text:p>11.661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SIFT/FREAK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9.871500000000001" table:style-name="ce1">
            <text:p>19.871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SIFT/FREAK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11.998699999999999" table:style-name="ce1">
            <text:p>11.99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SIFT/FREAK</text:p>
          </table:table-cell>
          <table:table-cell office:value-type="float" office:value="12.661" table:style-name="ce1">
            <text:p>12.661</text:p>
          </table:table-cell>
          <table:table-cell office:value-type="float" office:value="16.038699999999999" table:style-name="ce1">
            <text:p>16.03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SIFT/FREAK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0.6896" table:style-name="ce1">
            <text:p>10.689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SIFT/FREAK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608700000000001" table:style-name="ce1">
            <text:p>11.60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SIFT/FREAK</text:p>
          </table:table-cell>
          <table:table-cell office:value-type="float" office:value="10.1" table:style-name="ce1">
            <text:p>10.1</text:p>
          </table:table-cell>
          <table:table-cell office:value-type="float" office:value="10.849399999999999" table:style-name="ce1">
            <text:p>10.849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SIFT/FREAK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9.2874199999999991" table:style-name="ce1">
            <text:p>9.287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SIFT/FREAK</text:p>
          </table:table-cell>
          <table:table-cell office:value-type="float" office:value="10.9678" table:style-name="ce1">
            <text:p>10.9678</text:p>
          </table:table-cell>
          <table:table-cell office:value-type="float" office:value="9.3815899999999992" table:style-name="ce1">
            <text:p>9.3815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SIFT/FREAK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10.302" table:style-name="ce1">
            <text:p>10.30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SIFT/FREAK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10.261100000000001" table:style-name="ce1">
            <text:p>10.26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SIFT/FREAK</text:p>
          </table:table-cell>
          <table:table-cell office:value-type="float" office:value="10.7797" table:style-name="ce1">
            <text:p>10.7797</text:p>
          </table:table-cell>
          <table:table-cell office:value-type="float" office:value="8.5043100000000003" table:style-name="ce1">
            <text:p>8.504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SIFT/FREAK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9.1363099999999999" table:style-name="ce1">
            <text:p>9.13631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511:.C528])" table:style-name="ce3">
            <text:p>13.45958889</text:p>
          </table:table-cell>
          <table:table-cell office:value-type="float" office:value="12.503579444444444" table:formula="of:=AVERAGE([.D511:.D528])" table:style-name="ce3">
            <text:p>12.50357944</text:p>
          </table:table-cell>
          <table:table-cell table:number-columns-repeated="16380" table:style-name="ce3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3"/>
          <table:table-cell office:value-type="string" table:style-name="ce3">
            <text:p>TTC_Lidar(s)</text:p>
          </table:table-cell>
          <table:table-cell office:value-type="string" table:style-name="ce3">
            <text:p>TTC_Camera(s)</text:p>
          </table:table-cell>
          <table:table-cell table:style-name="ce3"/>
          <table:table-cell table:style-name="ce3">
            <draw:frame draw:z-index="24" draw:id="id23" draw:style-name="a23" draw:name="Chart 25" svg:x="0.1875in" svg:y="0.125in" svg:width="8.95833in" svg:height="4.04167in" style:rel-width="scale" style:rel-height="scale">
              <draw:object xlink:href="Object 24/" xlink:type="simple" xlink:show="embed" xlink:actuate="onLoad"/>
              <svg:title/>
              <svg:desc/>
            </draw:frame>
          </table:table-cell>
          <table:table-cell table:number-columns-repeated="16378" table:style-name="ce3"/>
        </table:table-row>
        <table:table-row table:style-name="ro2">
          <table:table-cell office:value-type="string" table:style-name="ce1">
            <text:p>Image1</text:p>
          </table:table-cell>
          <table:table-cell office:value-type="string" table:style-name="ce1">
            <text:p>SIFT/SIFT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Image2</text:p>
          </table:table-cell>
          <table:table-cell office:value-type="string" table:style-name="ce1">
            <text:p>SIFT/SIFT</text:p>
          </table:table-cell>
          <table:table-cell office:value-type="float" office:value="12.972200000000001" table:style-name="ce1">
            <text:p>12.9722</text:p>
          </table:table-cell>
          <table:table-cell office:value-type="float" office:value="11.6591" table:style-name="ce1">
            <text:p>11.659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3</text:p>
          </table:table-cell>
          <table:table-cell office:value-type="string" table:style-name="ce1">
            <text:p>SIFT/SIFT</text:p>
          </table:table-cell>
          <table:table-cell office:value-type="float" office:value="12.263999999999999" table:style-name="ce1">
            <text:p>12.264</text:p>
          </table:table-cell>
          <table:table-cell office:value-type="float" office:value="14.74" table:style-name="ce1">
            <text:p>14.7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4</text:p>
          </table:table-cell>
          <table:table-cell office:value-type="string" table:style-name="ce1">
            <text:p>SIFT/SIFT</text:p>
          </table:table-cell>
          <table:table-cell office:value-type="float" office:value="16.963000000000001" table:style-name="ce1">
            <text:p>16.963</text:p>
          </table:table-cell>
          <table:table-cell office:value-type="float" office:value="13.2767" table:style-name="ce1">
            <text:p>13.27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5</text:p>
          </table:table-cell>
          <table:table-cell office:value-type="string" table:style-name="ce1">
            <text:p>SIFT/SIFT</text:p>
          </table:table-cell>
          <table:table-cell office:value-type="float" office:value="13.125400000000001" table:style-name="ce1">
            <text:p>13.1254</text:p>
          </table:table-cell>
          <table:table-cell office:value-type="float" office:value="19.1004" table:style-name="ce1">
            <text:p>19.10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6</text:p>
          </table:table-cell>
          <table:table-cell office:value-type="string" table:style-name="ce1">
            <text:p>SIFT/SIFT</text:p>
          </table:table-cell>
          <table:table-cell office:value-type="float" office:value="12.5951" table:style-name="ce1">
            <text:p>12.5951</text:p>
          </table:table-cell>
          <table:table-cell office:value-type="float" office:value="16.810300000000002" table:style-name="ce1">
            <text:p>16.810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7</text:p>
          </table:table-cell>
          <table:table-cell office:value-type="string" table:style-name="ce1">
            <text:p>SIFT/SIFT</text:p>
          </table:table-cell>
          <table:table-cell office:value-type="float" office:value="13.869" table:style-name="ce1">
            <text:p>13.869</text:p>
          </table:table-cell>
          <table:table-cell office:value-type="float" office:value="12.958600000000001" table:style-name="ce1">
            <text:p>12.95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8</text:p>
          </table:table-cell>
          <table:table-cell office:value-type="string" table:style-name="ce1">
            <text:p>SIFT/SIFT</text:p>
          </table:table-cell>
          <table:table-cell office:value-type="float" office:value="34.354799999999997" table:style-name="ce1">
            <text:p>34.3548</text:p>
          </table:table-cell>
          <table:table-cell office:value-type="float" office:value="14.9613" table:style-name="ce1">
            <text:p>14.961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9</text:p>
          </table:table-cell>
          <table:table-cell office:value-type="string" table:style-name="ce1">
            <text:p>SIFT/SIFT</text:p>
          </table:table-cell>
          <table:table-cell office:value-type="float" office:value="17.476700000000001" table:style-name="ce1">
            <text:p>17.4767</text:p>
          </table:table-cell>
          <table:table-cell office:value-type="float" office:value="22.845099999999999" table:style-name="ce1">
            <text:p>22.845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0</text:p>
          </table:table-cell>
          <table:table-cell office:value-type="string" table:style-name="ce1">
            <text:p>SIFT/SIFT</text:p>
          </table:table-cell>
          <table:table-cell office:value-type="float" office:value="12.661" table:style-name="ce1">
            <text:p>12.661</text:p>
          </table:table-cell>
          <table:table-cell office:value-type="float" office:value="15.278499999999999" table:style-name="ce1">
            <text:p>15.278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1</text:p>
          </table:table-cell>
          <table:table-cell office:value-type="string" table:style-name="ce1">
            <text:p>SIFT/SIFT</text:p>
          </table:table-cell>
          <table:table-cell office:value-type="float" office:value="13.729699999999999" table:style-name="ce1">
            <text:p>13.7297</text:p>
          </table:table-cell>
          <table:table-cell office:value-type="float" office:value="11.4842" table:style-name="ce1">
            <text:p>11.48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2</text:p>
          </table:table-cell>
          <table:table-cell office:value-type="string" table:style-name="ce1">
            <text:p>SIFT/SIFT</text:p>
          </table:table-cell>
          <table:table-cell office:value-type="float" office:value="11.306100000000001" table:style-name="ce1">
            <text:p>11.3061</text:p>
          </table:table-cell>
          <table:table-cell office:value-type="float" office:value="11.673299999999999" table:style-name="ce1">
            <text:p>11.67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3</text:p>
          </table:table-cell>
          <table:table-cell office:value-type="string" table:style-name="ce1">
            <text:p>SIFT/SIFT</text:p>
          </table:table-cell>
          <table:table-cell office:value-type="float" office:value="10.1" table:style-name="ce1">
            <text:p>10.1</text:p>
          </table:table-cell>
          <table:table-cell office:value-type="float" office:value="12.644399999999999" table:style-name="ce1">
            <text:p>12.644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4</text:p>
          </table:table-cell>
          <table:table-cell office:value-type="string" table:style-name="ce1">
            <text:p>SIFT/SIFT</text:p>
          </table:table-cell>
          <table:table-cell office:value-type="float" office:value="10.142300000000001" table:style-name="ce1">
            <text:p>10.1423</text:p>
          </table:table-cell>
          <table:table-cell office:value-type="float" office:value="10.8497" table:style-name="ce1">
            <text:p>10.84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5</text:p>
          </table:table-cell>
          <table:table-cell office:value-type="string" table:style-name="ce1">
            <text:p>SIFT/SIFT</text:p>
          </table:table-cell>
          <table:table-cell office:value-type="float" office:value="10.9678" table:style-name="ce1">
            <text:p>10.9678</text:p>
          </table:table-cell>
          <table:table-cell office:value-type="float" office:value="13.3118" table:style-name="ce1">
            <text:p>13.31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6</text:p>
          </table:table-cell>
          <table:table-cell office:value-type="string" table:style-name="ce1">
            <text:p>SIFT/SIFT</text:p>
          </table:table-cell>
          <table:table-cell office:value-type="float" office:value="9.5336999999999996" table:style-name="ce1">
            <text:p>9.5337</text:p>
          </table:table-cell>
          <table:table-cell office:value-type="float" office:value="9.5477600000000002" table:style-name="ce1">
            <text:p>9.5477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7</text:p>
          </table:table-cell>
          <table:table-cell office:value-type="string" table:style-name="ce1">
            <text:p>SIFT/SIFT</text:p>
          </table:table-cell>
          <table:table-cell office:value-type="float" office:value="9.6806000000000001" table:style-name="ce1">
            <text:p>9.6806</text:p>
          </table:table-cell>
          <table:table-cell office:value-type="float" office:value="9.5799699999999994" table:style-name="ce1">
            <text:p>9.579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8</text:p>
          </table:table-cell>
          <table:table-cell office:value-type="string" table:style-name="ce1">
            <text:p>SIFT/SIFT</text:p>
          </table:table-cell>
          <table:table-cell office:value-type="float" office:value="10.7797" table:style-name="ce1">
            <text:p>10.7797</text:p>
          </table:table-cell>
          <table:table-cell office:value-type="float" office:value="8.7350300000000001" table:style-name="ce1">
            <text:p>8.7350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Image19</text:p>
          </table:table-cell>
          <table:table-cell office:value-type="string" table:style-name="ce1">
            <text:p>SIFT/SIFT</text:p>
          </table:table-cell>
          <table:table-cell office:value-type="float" office:value="9.7515000000000001" table:style-name="ce1">
            <text:p>9.7515</text:p>
          </table:table-cell>
          <table:table-cell office:value-type="float" office:value="8.7884899999999995" table:style-name="ce1">
            <text:p>8.78849</text:p>
          </table:table-cell>
          <table:table-cell table:number-columns-repeated="16380"/>
        </table:table-row>
        <table:table-row table:style-name="ro2">
          <table:table-cell table:style-name="ce3"/>
          <table:table-cell office:value-type="string" table:style-name="ce3">
            <text:p>Average_TTC:</text:p>
          </table:table-cell>
          <table:table-cell office:value-type="float" office:value="13.45958888888889" table:formula="of:=AVERAGE([.C534:.C551])" table:style-name="ce3">
            <text:p>13.45958889</text:p>
          </table:table-cell>
          <table:table-cell table:number-columns-repeated="16381" table:style-name="ce3"/>
        </table:table-row>
        <table:table-row table:number-rows-repeated="104802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KHIM</meta:initial-creator>
    <dc:creator>KHIM</dc:creator>
    <meta:creation-date>2023-05-13T09:38:18Z</meta:creation-date>
    <dc:date>2023-05-24T22:13:0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88.0pt" svg:width="657.0pt" chart:style-name="Crt0">
        <chart:title chart:style-name="CT00">
          <text:p text:style-name="a0" text:class-names="" text:cond-style-name="">TTC Graph for SHITOMASI/BRIEF(BF)</text:p>
        </chart:title>
        <chart:legend chart:legend-position="end" chart:legend-align="center" chart:style-name="Lgnd"/>
        <chart:plot-area svg:x="25.20496062992126pt" svg:y="31.93834645669291pt" svg:width="537.5148031496063pt" svg:height="229.2717322834646pt"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3:.$A$21"/>
          </chart:axis>
          <chart:series chart:values-cell-range-address="Sheet1.$C$4:.$C$21" chart:class="chart:line" chart:attached-axis="primary-y" chart:style-name="G0S0">
            <chart:data-point chart:repeated="18"/>
          </chart:series>
          <chart:series chart:values-cell-range-address="Sheet1.$D$4:.$D$21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0.25pt" svg:width="648.0pt" chart:style-name="Crt0">
        <chart:title chart:style-name="CT00">
          <text:p text:style-name="a0" text:class-names="" text:cond-style-name="">TTC Graph for FAST/ORB(BF)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svg:x="262.9645669291339pt" svg:y="264.0449606299212pt" chart:style-name="AT01">
              <text:p text:style-name="a2" text:class-names="" text:cond-style-name="">Image Frames</text:p>
            </chart:title>
            <chart:categories table:cell-range-address="Sheet1.$A$211:.$A$229"/>
          </chart:axis>
          <chart:series chart:label-cell-address="Sheet1.$C$210" chart:values-cell-range-address="Sheet1.$C$212:.$C$229" chart:class="chart:line" chart:attached-axis="primary-y" chart:style-name="G0S0">
            <chart:data-point chart:repeated="18"/>
          </chart:series>
          <chart:series chart:label-cell-address="Sheet1.$D$210" chart:values-cell-range-address="Sheet1.$D$212:.$D$229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0.6251181102362pt" svg:width="648.0pt" chart:style-name="Crt0">
        <chart:title chart:style-name="CT00">
          <text:p text:style-name="a0" text:class-names="" text:cond-style-name="">TTC Graph for FAST/FREAK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svg:x="260.9645669291339pt" svg:y="264.42pt" chart:style-name="AT01">
              <text:p text:style-name="a2" text:class-names="" text:cond-style-name="">Image Frames</text:p>
            </chart:title>
            <chart:categories table:cell-range-address="Sheet1.$A$234:.$A$252"/>
          </chart:axis>
          <chart:series chart:label-cell-address="Sheet1.$C$233" chart:values-cell-range-address="Sheet1.$C$235:.$C$252" chart:class="chart:line" chart:attached-axis="primary-y" chart:style-name="G0S0">
            <chart:data-point chart:repeated="18"/>
          </chart:series>
          <chart:series chart:label-cell-address="Sheet1.$D$233" chart:values-cell-range-address="Sheet1.$D$235:.$D$252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0.6251181102362pt" svg:width="644.2502362204724pt" chart:style-name="Crt0">
        <chart:title chart:style-name="CT00">
          <text:p text:style-name="a0" text:class-names="" text:cond-style-name="">TTC Graph for FAST/SIFT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257:.$A$275"/>
          </chart:axis>
          <chart:series chart:label-cell-address="Sheet1.$C$256" chart:values-cell-range-address="Sheet1.$C$258:.$C$275" chart:class="chart:line" chart:attached-axis="primary-y" chart:style-name="G0S0">
            <chart:data-point chart:repeated="18"/>
          </chart:series>
          <chart:series chart:label-cell-address="Sheet1.$D$256" chart:values-cell-range-address="Sheet1.$D$258:.$D$275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05.6248031496062pt" svg:width="644.2502362204724pt" chart:style-name="Crt0">
        <chart:title chart:style-name="CT00">
          <text:p text:style-name="a0" text:class-names="" text:cond-style-name="">TTC Graph for BRISK/BRIEF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280:.$A$298"/>
          </chart:axis>
          <chart:series chart:label-cell-address="Sheet1.$C$279" chart:values-cell-range-address="Sheet1.$C$281:.$C$298" chart:class="chart:line" chart:attached-axis="primary-y" chart:style-name="G0S0">
            <chart:data-point chart:repeated="18"/>
          </chart:series>
          <chart:series chart:label-cell-address="Sheet1.$D$279" chart:values-cell-range-address="Sheet1.$D$281:.$D$298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0002362204725pt" svg:width="642.74968503937pt" chart:style-name="Crt0">
        <chart:title chart:style-name="CT00">
          <text:p text:style-name="a0" text:class-names="" text:cond-style-name="">TTC Graph for BRISK/ORB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303:.$A$321"/>
          </chart:axis>
          <chart:series chart:label-cell-address="Sheet1.$C$302" chart:values-cell-range-address="Sheet1.$C$304:.$C$321" chart:class="chart:line" chart:attached-axis="primary-y" chart:style-name="G0S0">
            <chart:data-point chart:repeated="18"/>
          </chart:series>
          <chart:series chart:label-cell-address="Sheet1.$D$302" chart:values-cell-range-address="Sheet1.$D$304:.$D$321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0.6251181102362pt" svg:width="642.0002362204724pt" chart:style-name="Crt0">
        <chart:title chart:style-name="CT00">
          <text:p text:style-name="a0" text:class-names="" text:cond-style-name="">TTC Graph for BRISK/FREAK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svg:x="272.2718897637795pt" svg:y="264.42pt" chart:style-name="AT01">
              <text:p text:style-name="a2" text:class-names="" text:cond-style-name="">Image Frames</text:p>
            </chart:title>
            <chart:categories table:cell-range-address="Sheet1.$A$326:.$A$344"/>
          </chart:axis>
          <chart:series chart:label-cell-address="Sheet1.$C$325" chart:values-cell-range-address="Sheet1.$C$327:.$C$344" chart:class="chart:line" chart:attached-axis="primary-y" chart:style-name="G0S0">
            <chart:data-point chart:repeated="18"/>
          </chart:series>
          <chart:series chart:label-cell-address="Sheet1.$D$325" chart:values-cell-range-address="Sheet1.$D$327:.$D$344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0002362204725pt" svg:width="641.25pt" chart:style-name="Crt0">
        <chart:title svg:x="288.0425196850394pt" svg:y="6.0pt" chart:style-name="CT00">
          <text:p text:style-name="a0" text:class-names="" text:cond-style-name="">TTC Graph for BRISK/SIFT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349:.$A$367"/>
          </chart:axis>
          <chart:series chart:label-cell-address="Sheet1.$C$348" chart:values-cell-range-address="Sheet1.$C$350:.$C$367" chart:class="chart:line" chart:attached-axis="primary-y" chart:style-name="G0S0">
            <chart:data-point chart:repeated="18"/>
          </chart:series>
          <chart:series chart:label-cell-address="Sheet1.$D$348" chart:values-cell-range-address="Sheet1.$D$350:.$D$367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0.25pt" svg:width="641.25pt" chart:style-name="Crt0">
        <chart:title svg:x="281.4149606299212pt" svg:y="6.0pt" chart:style-name="CT00">
          <text:p text:style-name="a0" text:class-names="" text:cond-style-name="">TTC Graph for ORB/BRIEF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372:.$A$390"/>
          </chart:axis>
          <chart:series chart:label-cell-address="Sheet1.$C$371" chart:values-cell-range-address="Sheet1.$C$373:.$C$390" chart:class="chart:line" chart:attached-axis="primary-y" chart:style-name="G0S0">
            <chart:data-point chart:repeated="18"/>
          </chart:series>
          <chart:series chart:label-cell-address="Sheet1.$D$371" chart:values-cell-range-address="Sheet1.$D$373:.$D$390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0002362204725pt" svg:width="639.0pt" chart:style-name="Crt0">
        <chart:title svg:x="286.9174803149606pt" svg:y="6.0pt" chart:style-name="CT00">
          <text:p text:style-name="a0" text:class-names="" text:cond-style-name="">TTC Graph for ORB/ORB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svg:x="272.771811023622pt" svg:y="263.7950393700788pt" chart:style-name="AT01">
              <text:p text:style-name="a2" text:class-names="" text:cond-style-name="">Image Frames</text:p>
            </chart:title>
            <chart:categories table:cell-range-address="Sheet1.$A$395:.$A$413"/>
          </chart:axis>
          <chart:series chart:label-cell-address="Sheet1.$C$394" chart:values-cell-range-address="Sheet1.$C$396:.$C$413" chart:class="chart:line" chart:attached-axis="primary-y" chart:style-name="G0S0">
            <chart:data-point chart:repeated="18"/>
          </chart:series>
          <chart:series chart:label-cell-address="Sheet1.$D$394" chart:values-cell-range-address="Sheet1.$D$396:.$D$413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3.2502362204725pt" svg:width="636.75pt" chart:style-name="Crt0">
        <chart:title chart:style-name="CT00">
          <text:p text:style-name="a0" text:class-names="" text:cond-style-name="">TTC Graph for ORB/FREAK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418:.$A$436"/>
          </chart:axis>
          <chart:series chart:label-cell-address="Sheet1.$C$417" chart:values-cell-range-address="Sheet1.$C$419:.$C$436" chart:class="chart:line" chart:attached-axis="primary-y" chart:style-name="G0S0">
            <chart:data-point chart:repeated="18"/>
          </chart:series>
          <chart:series chart:label-cell-address="Sheet1.$D$417" chart:values-cell-range-address="Sheet1.$D$419:.$D$436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7.6248031496062pt" svg:width="654.75pt" chart:style-name="Crt0">
        <chart:title chart:style-name="CT00">
          <text:p text:style-name="a0" text:class-names="" text:cond-style-name="">TTC Graph for SHITOMASI/ORB(BF)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<text:s text:c="1"/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26:.$A$44"/>
          </chart:axis>
          <chart:series chart:values-cell-range-address="Sheet1.$C$27:.$C$44" chart:class="chart:line" chart:attached-axis="primary-y" chart:style-name="G0S0">
            <chart:data-point chart:repeated="18"/>
          </chart:series>
          <chart:series chart:values-cell-range-address="Sheet1.$D$27:.$D$44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3753543307086pt" svg:width="639.7502362204724pt" chart:style-name="Crt0">
        <chart:title chart:style-name="CT00">
          <text:p text:style-name="a0" text:class-names="" text:cond-style-name="">TTC Graph for ORB/SIFT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441:.$A$459"/>
          </chart:axis>
          <chart:series chart:label-cell-address="Sheet1.$C$440" chart:values-cell-range-address="Sheet1.$C$442:.$C$459" chart:class="chart:line" chart:attached-axis="primary-y" chart:style-name="G0S0">
            <chart:data-point chart:repeated="18"/>
          </chart:series>
          <chart:series chart:label-cell-address="Sheet1.$D$440" chart:values-cell-range-address="Sheet1.$D$442:.$D$459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2.8751181102362pt" svg:width="643.5pt" chart:style-name="Crt0">
        <chart:title chart:style-name="CT00">
          <text:p text:style-name="a0" text:class-names="" text:cond-style-name="">TTC Graph for AKAZE/AKAZE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464:.$A$482"/>
          </chart:axis>
          <chart:series chart:label-cell-address="Sheet1.$C$463" chart:values-cell-range-address="Sheet1.$C$465:.$C$482" chart:class="chart:line" chart:attached-axis="primary-y" chart:style-name="G0S0">
            <chart:data-point chart:repeated="18"/>
          </chart:series>
          <chart:series chart:label-cell-address="Sheet1.$D$463" chart:values-cell-range-address="Sheet1.$D$465:.$D$482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0002362204725pt" svg:width="644.99968503937pt" chart:style-name="Crt0">
        <chart:title chart:style-name="CT00">
          <text:p text:style-name="a0" text:class-names="" text:cond-style-name="">TTC Graph for SIFT/BRIEF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svg:x="264.464251968504pt" svg:y="266.7950393700788pt" chart:style-name="AT01">
              <text:p text:style-name="a2" text:class-names="" text:cond-style-name="">Image Frames</text:p>
            </chart:title>
            <chart:categories table:cell-range-address="Sheet1.$A$487:.$A$505"/>
          </chart:axis>
          <chart:series chart:label-cell-address="Sheet1.$C$486" chart:values-cell-range-address="Sheet1.$C$488:.$C$505" chart:class="chart:line" chart:attached-axis="primary-y" chart:style-name="G0S0">
            <chart:data-point chart:repeated="18"/>
          </chart:series>
          <chart:series chart:label-cell-address="Sheet1.$D$486" chart:values-cell-range-address="Sheet1.$D$488:.$D$505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74968503937pt" svg:width="644.2502362204724pt" chart:style-name="Crt0">
        <chart:title chart:style-name="CT00">
          <text:p text:style-name="a0" text:class-names="" text:cond-style-name="">TTC Graph for SIFT/FREAK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510:.$A$528"/>
          </chart:axis>
          <chart:series chart:label-cell-address="Sheet1.$C$509" chart:values-cell-range-address="Sheet1.$C$511:.$C$528" chart:class="chart:line" chart:attached-axis="primary-y" chart:style-name="G0S0">
            <chart:data-point chart:repeated="18"/>
          </chart:series>
          <chart:series chart:label-cell-address="Sheet1.$D$509" chart:values-cell-range-address="Sheet1.$D$511:.$D$528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0002362204725pt" svg:width="644.99968503937pt" chart:style-name="Crt0">
        <chart:title chart:style-name="CT00">
          <text:p text:style-name="a0" text:class-names="" text:cond-style-name="">TTC Graph for SIFT/SIFT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533:.$A$551"/>
          </chart:axis>
          <chart:series chart:label-cell-address="Sheet1.$C$532" chart:values-cell-range-address="Sheet1.$C$534:.$C$551" chart:class="chart:line" chart:attached-axis="primary-y" chart:style-name="G0S0">
            <chart:data-point chart:repeated="18"/>
          </chart:series>
          <chart:series chart:label-cell-address="Sheet1.$D$532" chart:values-cell-range-address="Sheet1.$D$534:.$D$551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3.2502362204725pt" svg:width="515.25pt" chart:style-name="Crt0">
        <chart:title chart:style-name="CT00">
          <text:p text:style-name="a0" text:class-names="" text:cond-style-name="">TTC Graph for FAST/ORB(FLANN)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C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U$211:.$U$229"/>
          </chart:axis>
          <chart:series chart:label-cell-address="Sheet1.$W$210" chart:values-cell-range-address="Sheet1.$W$211:.$W$229" chart:class="chart:line" chart:attached-axis="primary-y" chart:style-name="G0S0">
            <chart:data-point chart:repeated="19"/>
          </chart:series>
          <chart:series chart:label-cell-address="Sheet1.$X$210" chart:values-cell-range-address="Sheet1.$X$211:.$X$229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07.4996850393701pt" svg:width="514.49968503937pt" chart:style-name="Crt0">
        <chart:title chart:style-name="CT00">
          <text:p text:style-name="a0" text:class-names="" text:cond-style-name="">TTC Graph for SHITOMASI/BRIEF(FLANN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U$3:.$U$21"/>
          </chart:axis>
          <chart:series chart:label-cell-address="Sheet1.$W$2" chart:values-cell-range-address="Sheet1.$W$3:.$W$21" chart:class="chart:line" chart:attached-axis="primary-y" chart:style-name="G0S0">
            <chart:data-point chart:repeated="19"/>
          </chart:series>
          <chart:series chart:label-cell-address="Sheet1.$X$2" chart:values-cell-range-address="Sheet1.$X$3:.$X$21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306.0pt" svg:width="515.25pt" chart:style-name="Crt0">
        <chart:title chart:style-name="CT00">
          <text:p text:style-name="a0" text:class-names="" text:cond-style-name="">TTC Graph for SHITOMASI/ORB(FLANN)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U$26:.$U$44"/>
          </chart:axis>
          <chart:series chart:label-cell-address="Sheet1.$W$25" chart:values-cell-range-address="Sheet1.$W$26:.$W$44" chart:class="chart:line" chart:attached-axis="primary-y" chart:style-name="G0S0">
            <chart:data-point chart:repeated="19"/>
          </chart:series>
          <chart:series chart:label-cell-address="Sheet1.$X$25" chart:values-cell-range-address="Sheet1.$X$26:.$X$44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74968503937pt" svg:width="513.7502362204724pt" chart:style-name="Crt0">
        <chart:title chart:style-name="CT00">
          <text:p text:style-name="a0" text:class-names="" text:cond-style-name="">TTC Graph for FAST/BRIEF(FLANN)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Axis Titl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Axis Title</text:p>
            </chart:title>
            <chart:categories table:cell-range-address="Sheet1.$U$188:.$U$206"/>
          </chart:axis>
          <chart:series chart:label-cell-address="Sheet1.$W$187" chart:values-cell-range-address="Sheet1.$W$188:.$W$206" chart:class="chart:line" chart:attached-axis="primary-y" chart:style-name="G0S0">
            <chart:data-point chart:repeated="19"/>
          </chart:series>
          <chart:series chart:label-cell-address="Sheet1.$X$187" chart:values-cell-range-address="Sheet1.$X$188:.$X$206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0002362204725pt" svg:width="507.74968503937pt" chart:style-name="Crt0">
        <chart:title chart:style-name="CT00">
          <text:p text:style-name="a0" text:class-names="" text:cond-style-name="">TTC Graph for ORB/BRIEF(FLANN)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U$372:.$U$390"/>
          </chart:axis>
          <chart:series chart:label-cell-address="Sheet1.$W$371" chart:values-cell-range-address="Sheet1.$W$372:.$W$390" chart:class="chart:line" chart:attached-axis="primary-y" chart:style-name="G0S0">
            <chart:data-point chart:repeated="19"/>
          </chart:series>
          <chart:series chart:label-cell-address="Sheet1.$X$371" chart:values-cell-range-address="Sheet1.$X$372:.$X$390" chart:class="chart:line" chart:attached-axis="primary-y" chart:style-name="G0S1">
            <chart:data-point chart:repeated="19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87.24968503937pt" svg:width="652.5pt" chart:style-name="Crt0">
        <chart:title chart:style-name="CT00">
          <text:p text:style-name="a0" text:class-names="" text:cond-style-name="">TTC Graph for SHITOMASI/FREAK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<text:s text:c="1"/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49:.$A$67"/>
          </chart:axis>
          <chart:series chart:label-cell-address="Sheet1.$C$48" chart:values-cell-range-address="Sheet1.$C$50:.$C$67" chart:class="chart:line" chart:attached-axis="primary-y" chart:style-name="G0S0">
            <chart:data-point chart:repeated="18"/>
          </chart:series>
          <chart:series chart:label-cell-address="Sheet1.$D$48" chart:values-cell-range-address="Sheet1.$D$50:.$D$67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0.25pt" svg:width="653.2502362204724pt" chart:style-name="Crt0">
        <chart:title chart:style-name="CT00">
          <text:p text:style-name="a0" text:class-names="" text:cond-style-name="">TTC Graph for SHITOMASI/SIFT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72:.$A$90"/>
          </chart:axis>
          <chart:series chart:label-cell-address="Sheet1.$C$71" chart:values-cell-range-address="Sheet1.$C$73:.$C$90" chart:class="chart:line" chart:attached-axis="primary-y" chart:style-name="G0S0">
            <chart:data-point chart:repeated="18"/>
          </chart:series>
          <chart:series chart:label-cell-address="Sheet1.$D$71" chart:values-cell-range-address="Sheet1.$D$73:.$D$90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74968503937pt" svg:width="653.2502362204724pt" chart:style-name="Crt0">
        <chart:title chart:style-name="CT00">
          <text:p text:style-name="a0" text:class-names="" text:cond-style-name="">TTC Graph for HARRIS/BRIEF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svg:x="258.9670866141732pt" svg:y="263.5446456692913pt" chart:style-name="AT01">
              <text:p text:style-name="a2" text:class-names="" text:cond-style-name="">Image Frames</text:p>
            </chart:title>
            <chart:categories table:cell-range-address="Sheet1.$A$95:.$A$113"/>
          </chart:axis>
          <chart:series chart:label-cell-address="Sheet1.$C$94" chart:values-cell-range-address="Sheet1.$C$96:.$C$113" chart:class="chart:line" chart:attached-axis="primary-y" chart:style-name="G0S0">
            <chart:data-point chart:repeated="18"/>
          </chart:series>
          <chart:series chart:label-cell-address="Sheet1.$D$94" chart:values-cell-range-address="Sheet1.$D$96:.$D$113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5.9996850393701pt" svg:width="652.5pt" chart:style-name="Crt0">
        <chart:title svg:x="243.52pt" svg:y="3.0pt" chart:style-name="CT00">
          <text:p text:style-name="a0" text:class-names="" text:cond-style-name="">TTC Graph for HARRIS/ORB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svg:x="259.871968503937pt" svg:y="249.7945669291339pt" chart:style-name="AT01">
              <text:p text:style-name="a2" text:class-names="" text:cond-style-name="">Image Frames</text:p>
            </chart:title>
            <chart:categories table:cell-range-address="Sheet1.$A$118:.$A$136"/>
          </chart:axis>
          <chart:series chart:label-cell-address="Sheet1.$C$117" chart:values-cell-range-address="Sheet1.$C$119:.$C$136" chart:class="chart:line" chart:attached-axis="primary-y" chart:style-name="G0S0">
            <chart:data-point chart:repeated="18"/>
          </chart:series>
          <chart:series chart:label-cell-address="Sheet1.$D$117" chart:values-cell-range-address="Sheet1.$D$119:.$D$135" chart:class="chart:line" chart:attached-axis="primary-y" chart:style-name="G0S1">
            <chart:data-point chart:repeated="17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1.74968503937pt" svg:width="651.74968503937pt" chart:style-name="Crt0">
        <chart:title chart:style-name="CT00">
          <text:p text:style-name="a0" text:class-names="" text:cond-style-name="">TTC Graph for HARRIS/FREAK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141:.$A$159"/>
          </chart:axis>
          <chart:series chart:label-cell-address="Sheet1.$C$140" chart:values-cell-range-address="Sheet1.$C$142:.$C$159" chart:class="chart:line" chart:attached-axis="primary-y" chart:style-name="G0S0">
            <chart:data-point chart:repeated="18"/>
          </chart:series>
          <chart:series chart:label-cell-address="Sheet1.$D$140" chart:values-cell-range-address="Sheet1.$D$142:.$D$159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77.5002362204725pt" svg:width="651.0002362204724pt" chart:style-name="Crt0">
        <chart:title chart:style-name="CT00">
          <text:p text:style-name="a0" text:class-names="" text:cond-style-name="">TTC Graph for HARRIS/SIFT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164:.$A$182"/>
          </chart:axis>
          <chart:series chart:label-cell-address="Sheet1.$C$163" chart:values-cell-range-address="Sheet1.$C$165:.$C$182" chart:class="chart:line" chart:attached-axis="primary-y" chart:style-name="G0S0">
            <chart:data-point chart:repeated="18"/>
          </chart:series>
          <chart:series chart:label-cell-address="Sheet1.$D$163" chart:values-cell-range-address="Sheet1.$D$166:.$D$181" chart:class="chart:line" chart:attached-axis="primary-y" chart:style-name="G0S1">
            <chart:data-point chart:repeated="1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90.6251181102362pt" svg:width="651.0002362204724pt" chart:style-name="Crt0">
        <chart:title chart:style-name="CT00">
          <text:p text:style-name="a0" text:class-names="" text:cond-style-name="">TTC Graph for FAST/BRIEF(BF)<text:s text:c="1"/>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TC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Image Frames</text:p>
            </chart:title>
            <chart:categories table:cell-range-address="Sheet1.$A$187:.$A$205"/>
          </chart:axis>
          <chart:series chart:label-cell-address="Sheet1.$C$186" chart:values-cell-range-address="Sheet1.$C$188:.$C$205" chart:class="chart:line" chart:attached-axis="primary-y" chart:style-name="G0S0">
            <chart:data-point chart:repeated="18"/>
          </chart:series>
          <chart:series chart:label-cell-address="Sheet1.$D$186" chart:values-cell-range-address="Sheet1.$D$188:.$D$205" chart:class="chart:line" chart:attached-axis="primary-y" chart:style-name="G0S1">
            <chart:data-point chart:repeated="18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